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2000007600003EF3000019D975F9D357.wmf"/>
  <manifest:file-entry manifest:media-type="image/png" manifest:full-path="Pictures/10000000000000200000002000309F1C.png"/>
  <manifest:file-entry manifest:media-type="" manifest:full-path="Pictures/TablePreview1.svm"/>
  <manifest:file-entry manifest:media-type="image/png" manifest:full-path="Pictures/10000000000004000000030001E8886B.png"/>
  <manifest:file-entry manifest:media-type="" manifest:full-path="Pictures/2000008500003EF3000019D9B5FAFAB6.wmf"/>
  <manifest:file-entry manifest:media-type="" manifest:full-path="Pictures/200000B7000050A000002DB148D56D41.wmf"/>
  <manifest:file-entry manifest:media-type="" manifest:full-path="Pictures/2000006800003EF3000019D9176FAC3B.wmf"/>
  <manifest:file-entry manifest:media-type="image/png" manifest:full-path="Pictures/100000000000000800000008913C8356.pn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solid" svg:stroke-width="0.051cm" svg:stroke-color="#ffffff" draw:marker-start-width="0.276cm" draw:marker-end-width="0.276cm" draw:fill="none" draw:textarea-horizontal-align="center" fo:padding-top="0.15cm" fo:padding-bottom="0.15cm" fo:padding-left="0.275cm" fo:padding-right="0.275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svg:stroke-width="0.203cm" svg:stroke-color="#ccccff" draw:marker-start="Double_20_Arrow" draw:marker-start-width="0.607cm" draw:marker-end="Double_20_Arrow" draw:marker-end-width="0.607cm" draw:textarea-horizontal-align="center" fo:padding-top="0.229cm" fo:padding-bottom="0.229cm" fo:padding-left="0.354cm" fo:padding-right="0.354cm"/>
    </style:style>
    <style:style style:name="gr5" style:family="graphic" style:parent-style-name="standard">
      <style:graphic-properties draw:stroke="solid" svg:stroke-width="0.102cm" svg:stroke-color="#ffffff" draw:marker-start-width="0.352cm" draw:marker-end="Arrow" draw:marker-end-width="0.452cm" draw:textarea-horizontal-align="center"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false" fo:min-height="0.978cm" fo:min-width="8.314cm"/>
    </style:style>
    <style:style style:name="gr7"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paragraph-properties style:writing-mode="tb-rl"/>
    </style:style>
    <style:style style:name="gr8"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hidden" draw:shadow-color="#1c1c1c" draw:color-mode="standard" draw:luminance="0%" draw:contrast="0%" draw:gamma="100%" draw:red="0%" draw:green="0%" draw:blue="0%" fo:clip="rect(0cm, 0cm, 0cm, 0cm)" draw:image-opacity="100%" style:mirror="none"/>
    </style:style>
    <style:style style:name="gr9" style:family="graphic" style:parent-style-name="standard">
      <style:graphic-properties draw:stroke="dash" draw:stroke-dash="Fine_20_Dashed_20__28_var_29_" svg:stroke-width="0.102cm" svg:stroke-color="#808000" draw:marker-start-width="0.352cm" draw:marker-end-width="0.352cm" draw:fill="none" draw:textarea-horizontal-align="center" fo:padding-top="0.175cm" fo:padding-bottom="0.175cm" fo:padding-left="0.3cm" fo:padding-right="0.3cm"/>
    </style:style>
    <style:style style:name="gr10" style:family="graphic" style:parent-style-name="standard">
      <style:graphic-properties draw:stroke="solid" svg:stroke-width="0.152cm" svg:stroke-color="#808000" draw:marker-start-width="0.427cm" draw:marker-end="Arrow" draw:marker-end-width="0.527cm" draw:textarea-horizontal-align="center" fo:padding-top="0.2cm" fo:padding-bottom="0.2cm" fo:padding-left="0.325cm" fo:padding-right="0.325cm"/>
    </style:style>
    <style:style style:name="gr11" style:family="graphic" style:parent-style-name="standard">
      <style:graphic-properties draw:ole-draw-aspect="1" style:protect="siz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6">
      <style:graphic-properties draw:fill-color="#ffffff" draw:auto-grow-height="true" fo:min-height="10.216cm"/>
    </style:style>
    <style:style style:name="pr3" style:family="presentation" style:parent-style-name="TWU_25_20Lecture-notes">
      <style:graphic-properties draw:fill-color="#ffffff" draw:auto-grow-height="true" fo:min-height="12.572cm"/>
    </style:style>
    <style:style style:name="pr4" style:family="presentation" style:parent-style-name="Default-title">
      <style:graphic-properties fo:min-height="2.927cm"/>
    </style:style>
    <style:style style:name="pr5" style:family="presentation" style:parent-style-name="Default-outline1">
      <style:graphic-properties fo:min-height="14.016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draw:fill-color="#ffffff" draw:auto-grow-height="true" fo:min-height="3.178cm"/>
    </style:style>
    <style:style style:name="pr8" style:family="presentation" style:parent-style-name="Default-outline1">
      <style:graphic-properties draw:fill-color="#ffffff" draw:auto-grow-height="true" fo:min-height="14.267cm"/>
    </style:style>
    <style:style style:name="pr9" style:family="presentation" style:parent-style-name="Default-outline1">
      <style:graphic-properties fo:min-height="1.843cm"/>
    </style:style>
    <style:style style:name="pr10" style:family="presentation" style:parent-style-name="Default-title">
      <style:graphic-properties draw:auto-grow-height="true" fo:min-height="3.178cm"/>
    </style:style>
    <style:style style:name="pr11" style:family="presentation" style:parent-style-name="Default-outline1">
      <style:graphic-properties draw:auto-grow-height="true" fo:min-height="14.267cm"/>
    </style:style>
    <style:style style:name="pr12" style:family="presentation" style:parent-style-name="Default-notes" style:list-style-name="L5">
      <style:graphic-properties draw:fill-color="#ffffff" draw:auto-grow-height="true" fo:min-height="12.572cm"/>
    </style:style>
    <style:style style:name="co1" style:family="table-column">
      <style:table-column-properties style:column-width="4.208cm" style:use-optimal-column-width="false"/>
    </style:style>
    <style:style style:name="co2" style:family="table-column">
      <style:table-column-properties style:column-width="4.841cm" style:use-optimal-column-width="false"/>
    </style:style>
    <style:style style:name="co3" style:family="table-column">
      <style:table-column-properties style:column-width="5.239cm" style:use-optimal-column-width="false"/>
    </style:style>
    <style:style style:name="ro1" style:family="table-row">
      <style:table-row-properties style:row-height="1.423cm"/>
    </style:style>
    <style:style style:name="ro2" style:family="table-row">
      <style:table-row-properties style:row-height="1.433cm"/>
    </style:style>
    <style:style style:name="ro3" style:family="table-row">
      <style:table-row-properties style:row-height="2.696cm"/>
    </style:style>
    <style:style style:name="ro4" style:family="table-row">
      <style:table-row-properties style:row-height="2.702cm"/>
    </style:style>
    <style:style style:name="ce1" style:family="table-cell">
      <style:graphic-properties draw:fill="none" style:repeat="repeat"/>
      <style:paragraph-properties fo:border="none"/>
      <style:text-properties fo:color="#ffffff"/>
    </style:style>
    <style:style style:name="ce2" style:family="table-cell">
      <style:graphic-properties draw:fill="none" style:repeat="repeat" draw:textarea-vertical-align="middle"/>
      <style:paragraph-properties fo:text-align="center" fo:border="none"/>
      <style:text-properties fo:color="#ffffff"/>
    </style:style>
    <style:style style:name="ce3" style:family="table-cell">
      <style:graphic-properties draw:fill="none" style:repeat="repeat" draw:textarea-vertical-align="middle"/>
      <style:paragraph-properties fo:border="none"/>
      <style:text-properties fo:color="#ffffff"/>
    </style:style>
    <style:style style:name="ce4" style:family="table-cell">
      <style:graphic-properties draw:fill="none" style:repeat="repeat" draw:textarea-vertical-align="middle"/>
      <style:paragraph-properties fo:text-align="center" fo:border-left="none" fo:border-right="0.03pt solid #ffffff" fo:border-top="none" fo:border-bottom="0.03pt solid #ffffff"/>
      <style:text-properties fo:color="#ffffff"/>
    </style:style>
    <style:style style:name="ce5" style:family="table-cell">
      <style:graphic-properties draw:fill="none" style:repeat="repeat" draw:textarea-vertical-align="middle"/>
      <style:paragraph-properties fo:text-align="center" fo:border-left="0.03pt solid #ffffff" fo:border-right="0.03pt solid #ffffff" fo:border-top="none" fo:border-bottom="0.03pt solid #ffffff"/>
      <style:text-properties fo:color="#ffffff"/>
    </style:style>
    <style:style style:name="ce6" style:family="table-cell">
      <style:graphic-properties draw:fill="solid" draw:fill-color="#99284c" style:repeat="repeat" draw:textarea-vertical-align="middle"/>
      <style:paragraph-properties fo:text-align="center"/>
      <style:text-properties fo:color="#ffffff"/>
    </style:style>
    <style:style style:name="ce7" style:family="table-cell">
      <style:graphic-properties draw:fill="solid" draw:fill-color="#0099ff" style:repeat="repeat" draw:textarea-vertical-align="middle"/>
      <style:paragraph-properties fo:text-align="center"/>
      <style:text-properties fo:color="#ffffff"/>
    </style:style>
    <style:style style:name="ce8" style:family="table-cell">
      <style:graphic-properties draw:fill="none" style:repeat="repeat" draw:textarea-vertical-align="middle"/>
      <style:paragraph-properties fo:text-align="center" fo:border-left="none" fo:border-right="0.03pt solid #ffffff" fo:border-top="0.03pt solid #ffffff" fo:border-bottom="0.03pt solid #ffffff"/>
      <style:text-properties fo:color="#ffffff"/>
    </style:style>
    <style:style style:name="ce9" style:family="table-cell">
      <style:graphic-properties style:repeat="repeat" draw:textarea-vertical-align="middle"/>
      <style:paragraph-properties fo:text-align="center"/>
      <style:text-properties fo:color="#ffffff"/>
    </style:style>
    <style:style style:name="P1" style:family="paragraph">
      <style:paragraph-properties fo:margin-left="0cm" fo:margin-right="0cm" fo:text-indent="0cm"/>
    </style:style>
    <style:style style:name="P2" style:family="paragraph">
      <style:paragraph-properties fo:text-align="start"/>
    </style:style>
    <style:style style:name="P3" style:family="paragraph">
      <style:paragraph-properties fo:text-align="start"/>
      <style:text-properties fo:font-weight="bold" style:font-weight-asian="bold" style:font-weight-complex="bold"/>
    </style:style>
    <style:style style:name="P4" style:family="paragraph">
      <style:paragraph-properties fo:margin-left="0.6cm" fo:margin-right="0cm" fo:text-indent="-0.6cm"/>
    </style:style>
    <style:style style:name="P5" style:family="paragraph">
      <style:text-properties fo:color="#ffffff"/>
    </style:style>
    <style:style style:name="P6" style:family="paragraph">
      <style:text-properties fo:font-size="16pt"/>
    </style:style>
    <style:style style:name="P7" style:family="paragraph">
      <style:paragraph-properties fo:margin-left="0.6cm" fo:margin-right="0cm" fo:text-indent="-0.6cm"/>
      <style:text-properties fo:font-size="16pt"/>
    </style:style>
    <style:style style:name="P8" style:family="paragraph">
      <style:text-properties fo:color="#ffff00" fo:font-size="28pt" fo:font-weight="bold" style:font-size-asian="28pt" style:font-weight-asian="bold" style:font-size-complex="28pt" style:font-weight-complex="bold"/>
    </style:style>
    <style:style style:name="P9" style:family="paragraph">
      <style:paragraph-properties fo:text-align="center"/>
    </style:style>
    <style:style style:name="P10" style:family="paragraph">
      <style:text-properties fo:color="#23ff23" fo:font-size="24pt" fo:font-style="italic" fo:font-weight="bold" style:font-size-asian="24pt" style:font-style-asian="italic" style:font-weight-asian="bold" style:font-size-complex="24pt" style:font-style-complex="italic" style:font-weight-complex="bold"/>
    </style:style>
    <style:style style:name="P11" style:family="paragraph">
      <style:text-properties fo:font-size="24pt" fo:font-style="italic" fo:font-weight="bold" style:font-size-asian="24pt" style:font-style-asian="italic" style:font-weight-asian="bold" style:font-size-complex="24pt" style:font-style-complex="italic" style:font-weight-complex="bold"/>
    </style:style>
    <style:style style:name="P12" style:family="paragraph">
      <style:paragraph-properties style:writing-mode="tb-rl"/>
      <style:text-properties fo:font-weight="bold" style:font-weight-asian="bold" style:font-weight-complex="bold"/>
    </style:style>
    <style:style style:name="P13" style:family="paragraph">
      <style:paragraph-properties fo:text-align="center" style:writing-mode="lr-tb"/>
      <style:text-properties fo:font-size="24pt"/>
    </style:style>
    <style:style style:name="P14" style:family="paragraph">
      <style:text-properties fo:color="#ffff00" fo:font-size="26pt" fo:font-weight="bold" style:font-size-asian="26pt" style:font-weight-asian="bold" style:font-size-complex="26pt" style:font-weight-complex="bold"/>
    </style:style>
    <style:style style:name="P15" style:family="paragraph">
      <style:text-properties fo:font-size="26pt" style:font-size-asian="26pt" style:font-size-complex="26pt"/>
    </style:style>
    <style:style style:name="T1" style:family="text">
      <style:text-properties fo:font-size="22pt" fo:font-weight="bold" style:font-size-asian="22pt" style:font-weight-asian="bold" style:font-size-complex="22pt" style:font-weight-complex="bold"/>
    </style:style>
    <style:style style:name="T2" style:family="text">
      <style:text-properties fo:color="#23ff23" fo:font-size="22pt" fo:font-weight="bold" style:font-size-asian="22pt" style:font-weight-asian="bold" style:font-size-complex="22pt" style:font-weight-complex="bold"/>
    </style:style>
    <style:style style:name="T3" style:family="text">
      <style:text-properties fo:font-style="normal" style:font-style-asian="normal" style:font-style-complex="normal"/>
    </style:style>
    <style:style style:name="T4" style:family="text">
      <style:text-properties fo:color="#ffff00" fo:font-style="normal" style:font-style-asian="normal" style:font-style-complex="normal"/>
    </style:style>
    <style:style style:name="T5" style:family="text">
      <style:text-properties fo:color="#23ff23" fo:font-style="italic" style:font-style-asian="italic" style:font-style-complex="italic"/>
    </style:style>
    <style:style style:name="T6" style:family="text">
      <style:text-properties fo:color="#23ff23" fo:font-family="'DejaVu Sans'" style:font-style-name="Condensed" style:font-family-generic="swiss"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7" style:family="text">
      <style:text-properties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8" style:family="text">
      <style:text-properties fo:font-family="'Lucida Sans'" style:font-style-name="Regular" style:font-pitch="variable" fo:font-style="normal" fo:font-weight="bold" style:font-family-asian="'DejaVu Sans'" style:font-style-name-asian="Condensed" style:font-family-generic-asian="swiss" style:font-pitch-asian="variable" style:font-style-asian="normal" style:font-weight-asian="bold" style:font-family-complex="'DejaVu Sans'" style:font-style-name-complex="Condensed" style:font-family-generic-complex="swiss" style:font-pitch-complex="variable" style:font-style-complex="normal" style:font-weight-complex="bold"/>
    </style:style>
    <style:style style:name="T9" style:family="text">
      <style:text-properties fo:color="#23ff23" fo:font-family="'Lucida Sans'" style:font-style-name="Regular" style:font-pitch="variable" fo:font-style="italic" fo:font-weight="bold" style:font-family-asian="'DejaVu Sans'" style:font-style-name-asian="Condensed" style:font-family-generic-asian="swiss" style:font-pitch-asian="variable" style:font-style-asian="italic" style:font-weight-asian="bold" style:font-family-complex="'DejaVu Sans'" style:font-style-name-complex="Condensed" style:font-family-generic-complex="swiss" style:font-pitch-complex="variable" style:font-style-complex="italic" style:font-weight-complex="bold"/>
    </style:style>
    <style:style style:name="T10" style:family="text">
      <style:text-properties fo:color="#ffff00" fo:font-family="'Lucida Sans'" style:font-style-name="Regular" style:font-pitch="variable" fo:font-style="normal" fo:font-weight="bold" style:font-family-asian="'DejaVu Sans'" style:font-style-name-asian="Condensed" style:font-family-generic-asian="swiss" style:font-pitch-asian="variable" style:font-style-asian="normal" style:font-weight-asian="bold" style:font-family-complex="'DejaVu Sans'" style:font-style-name-complex="Condensed" style:font-family-generic-complex="swiss" style:font-pitch-complex="variable" style:font-style-complex="normal" style:font-weight-complex="bold"/>
    </style:style>
    <style:style style:name="T11" style:family="text">
      <style:text-properties fo:color="#ffff00"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12" style:family="text">
      <style:text-properties fo:color="#23ff23"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13" style:family="text">
      <style:text-properties fo:color="#ffff00" fo:font-family="'Lucida Sans'" style:font-style-name="Regular" style:font-pitch="variable" fo:font-style="normal" fo:font-weight="normal" style:font-family-asian="'DejaVu Sans'" style:font-style-name-asian="Condensed" style:font-family-generic-asian="swiss" style:font-pitch-asian="variable" style:font-style-asian="normal" style:font-weight-asian="normal" style:font-family-complex="'DejaVu Sans'" style:font-style-name-complex="Condensed" style:font-family-generic-complex="swiss" style:font-pitch-complex="variable" style:font-style-complex="normal" style:font-weight-complex="normal"/>
    </style:style>
    <style:style style:name="T14" style:family="text">
      <style:text-properties fo:font-family="'Lucida Sans'" style:font-style-name="Regular" style:font-pitch="variable" fo:font-style="normal" fo:font-weight="normal" style:font-family-asian="'DejaVu Sans'" style:font-style-name-asian="Condensed" style:font-family-generic-asian="swiss" style:font-pitch-asian="variable" style:font-style-asian="normal" style:font-weight-asian="normal" style:font-family-complex="'DejaVu Sans'" style:font-style-name-complex="Condensed" style:font-family-generic-complex="swiss" style:font-pitch-complex="variable" style:font-style-complex="normal" style:font-weight-complex="normal"/>
    </style:style>
    <style:style style:name="T15" style:family="text">
      <style:text-properties fo:color="#ffffff" fo:font-family="'Lucida Sans'" style:font-style-name="Regular" style:font-pitch="variable" fo:font-style="normal" fo:font-weight="normal" style:font-family-asian="'DejaVu Sans'" style:font-style-name-asian="Condensed" style:font-family-generic-asian="swiss" style:font-pitch-asian="variable" style:font-style-asian="normal" style:font-weight-asian="normal" style:font-family-complex="'DejaVu Sans'" style:font-style-name-complex="Condensed" style:font-family-generic-complex="swiss" style:font-pitch-complex="variable" style:font-style-complex="normal" style:font-weight-complex="normal"/>
    </style:style>
    <style:style style:name="T16" style:family="text">
      <style:text-properties fo:color="#ffff00"/>
    </style:style>
    <style:style style:name="T17" style:family="text">
      <style:text-properties fo:color="#ffcc99"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color="#ffffff" fo:font-style="normal" style:font-style-asian="normal" style:font-style-complex="normal"/>
    </style:style>
    <style:style style:name="T20" style:family="text">
      <style:text-properties fo:color="#ffffff" fo:font-style="italic" style:font-style-asian="italic" style:font-style-complex="italic"/>
    </style:style>
    <style:style style:name="T21" style:family="text">
      <style:text-properties fo:color="#ffffff" fo:font-family="'DejaVu Sans'" style:font-style-name="Condensed" style:font-family-generic="swiss"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22" style:family="text">
      <style:text-properties fo:color="#ffffff"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23" style:family="text">
      <style:text-properties fo:color="#ffffff" fo:font-family="'Lucida Sans'" style:font-style-name="Regular" style:font-pitch="variable" fo:font-style="normal" fo:font-weight="bold" style:font-family-asian="'DejaVu Sans'" style:font-style-name-asian="Condensed" style:font-family-generic-asian="swiss" style:font-pitch-asian="variable" style:font-style-asian="normal" style:font-weight-asian="bold" style:font-family-complex="'DejaVu Sans'" style:font-style-name-complex="Condensed" style:font-family-generic-complex="swiss" style:font-pitch-complex="variable" style:font-style-complex="normal" style:font-weight-complex="bold"/>
    </style:style>
    <style:style style:name="T24" style:family="text">
      <style:text-properties fo:color="#ffffff" fo:font-family="'Lucida Sans'" style:font-style-name="Regular" style:font-pitch="variable" fo:font-style="italic" fo:font-weight="bold" style:font-family-asian="'DejaVu Sans'" style:font-style-name-asian="Condensed" style:font-family-generic-asian="swiss" style:font-pitch-asian="variable" style:font-style-asian="italic" style:font-weight-asian="bold" style:font-family-complex="'DejaVu Sans'" style:font-style-name-complex="Condensed" style:font-family-generic-complex="swiss" style:font-pitch-complex="variable" style:font-style-complex="italic" style:font-weight-complex="bold"/>
    </style:style>
    <style:style style:name="T25" style:family="text">
      <style:text-properties fo:color="#23ff23" style:text-position="33% 58%" fo:font-style="italic" style:font-style-asian="italic" style:font-style-complex="italic"/>
    </style:style>
    <style:style style:name="T26" style:family="text">
      <style:text-properties style:text-position="0% 100%" fo:font-style="italic" style:font-style-asian="italic" style:font-style-complex="italic"/>
    </style:style>
    <style:style style:name="T27" style:family="text">
      <style:text-properties style:text-position="33% 58%" fo:font-style="italic" style:font-style-asian="italic" style:font-style-complex="italic"/>
    </style:style>
    <style:style style:name="T28" style:family="text">
      <style:text-properties fo:font-family="'DejaVu Sans'" style:font-style-name="Condensed" style:font-family-generic="swiss"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29" style:family="text">
      <style:text-properties style:text-position="0% 100%" fo:font-family="'DejaVu Sans'" style:font-style-name="Condensed" style:font-family-generic="swiss" style:font-pitch="variable" fo:font-style="italic" style:font-family-asian="'DejaVu Sans'" style:font-style-name-asian="Condensed" style:font-family-generic-asian="swiss" style:font-pitch-asian="variable" style:font-style-asian="italic" style:font-family-complex="'DejaVu Sans'" style:font-style-name-complex="Condensed" style:font-family-generic-complex="swiss" style:font-pitch-complex="variable" style:font-style-complex="italic"/>
    </style:style>
    <style:style style:name="T30" style:family="text">
      <style:text-properties style:text-position="0% 100%" fo:font-family="'DejaVu Sans'" style:font-style-name="Condensed" style:font-family-generic="swiss"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31" style:family="text">
      <style:text-properties fo:color="#ffff00" style:text-position="0% 100%" fo:font-family="'DejaVu Sans'" style:font-style-name="Condensed" style:font-family-generic="swiss"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32" style:family="text">
      <style:text-properties fo:color="#23ff23" style:text-position="0% 100%" fo:font-family="'DejaVu Sans'" style:font-style-name="Condensed" style:font-family-generic="swiss"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style:text-position="super 58%"/>
    </style:style>
    <style:style style:name="T36" style:family="text">
      <style:text-properties fo:color="#ffff00" fo:font-size="28pt" fo:font-weight="bold" style:font-size-asian="28pt" style:font-weight-asian="bold" style:font-size-complex="28pt" style:font-weight-complex="bold"/>
    </style:style>
    <style:style style:name="T37" style:family="text">
      <style:text-properties fo:color="#23ff23" fo:font-size="24pt" fo:font-style="italic" fo:font-weight="bold" style:font-size-asian="24pt" style:font-style-asian="italic" style:font-weight-asian="bold" style:font-size-complex="24pt" style:font-style-complex="italic" style:font-weight-complex="bold"/>
    </style:style>
    <style:style style:name="T38" style:family="text">
      <style:text-properties fo:font-size="24pt" fo:font-style="italic" fo:font-weight="bold" style:font-size-asian="24pt" style:font-style-asian="italic" style:font-weight-asian="bold" style:font-size-complex="24pt" style:font-style-complex="italic" style:font-weight-complex="bold"/>
    </style:style>
    <style:style style:name="T39" style:family="text">
      <style:text-properties fo:font-family="'DejaVu Sans'" style:font-style-name="Condensed" style:font-family-generic="swiss"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0" style:family="text">
      <style:text-properties fo:font-family="'Lucida Sans'" style:font-style-name="Regular"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1" style:family="text">
      <style:text-properties fo:color="#ffff00" fo:font-family="'DejaVu Sans'" style:font-style-name="Condensed" style:font-family-generic="swiss"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2" style:family="text">
      <style:text-properties fo:color="#ffff00" fo:font-family="'Lucida Sans'" style:font-style-name="Regular"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3" style:family="text">
      <style:text-properties fo:font-family="'Lucida Sans'" style:font-style-name="Regular" style:font-pitch="variable" fo:font-style="italic" style:font-family-asian="'DejaVu Sans'" style:font-style-name-asian="Condensed" style:font-family-generic-asian="swiss" style:font-pitch-asian="variable" style:font-style-asian="italic" style:font-family-complex="'DejaVu Sans'" style:font-style-name-complex="Condensed" style:font-family-generic-complex="swiss" style:font-pitch-complex="variable" style:font-style-complex="italic"/>
    </style:style>
    <style:style style:name="T44" style:family="text">
      <style:text-properties style:text-position="-33% 58%" fo:font-family="'Lucida Sans'" style:font-style-name="Regular" style:font-pitch="variable" fo:font-style="italic" style:font-family-asian="'DejaVu Sans'" style:font-style-name-asian="Condensed" style:font-family-generic-asian="swiss" style:font-pitch-asian="variable" style:font-style-asian="italic" style:font-family-complex="'DejaVu Sans'" style:font-style-name-complex="Condensed" style:font-family-generic-complex="swiss" style:font-pitch-complex="variable" style:font-style-complex="italic"/>
    </style:style>
    <style:style style:name="T45" style:family="text">
      <style:text-properties style:text-position="0% 100%"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46" style:family="text">
      <style:text-properties fo:color="#ffff00" style:text-position="0% 100%"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47" style:family="text">
      <style:text-properties style:text-position="0% 100%" fo:font-family="'Lucida Sans'" style:font-style-name="Regular" style:font-pitch="variable" fo:font-style="italic" style:font-family-asian="'DejaVu Sans'" style:font-style-name-asian="Condensed" style:font-family-generic-asian="swiss" style:font-pitch-asian="variable" style:font-style-asian="italic" style:font-family-complex="'DejaVu Sans'" style:font-style-name-complex="Condensed" style:font-family-generic-complex="swiss" style:font-pitch-complex="variable" style:font-style-complex="italic"/>
    </style:style>
    <style:style style:name="T48" style:family="text">
      <style:text-properties fo:color="#23ff23" style:text-position="0% 100%"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49" style:family="text">
      <style:text-properties fo:color="#ffffff" fo:font-size="22pt" fo:font-weight="bold" style:font-size-asian="22pt" style:font-weight-asian="bold" style:font-size-complex="22pt" style:font-weight-complex="bold"/>
    </style:style>
    <style:style style:name="T50" style:family="text">
      <style:text-properties fo:color="#ffffff" fo:font-size="20pt" fo:font-weight="bold" style:font-size-asian="20pt" style:font-weight-asian="bold" style:font-size-complex="20pt" style:font-weight-complex="bold"/>
    </style:style>
    <style:style style:name="T51" style:family="text">
      <style:text-properties fo:color="#ffffff" style:text-position="-33% 58%" fo:font-size="20pt" fo:font-weight="bold" style:font-size-asian="20pt" style:font-weight-asian="bold" style:font-size-complex="20pt" style:font-weight-complex="bold"/>
    </style:style>
    <style:style style:name="T52" style:family="text">
      <style:text-properties style:text-position="-33% 58%"/>
    </style:style>
    <style:style style:name="T53" style:family="text">
      <style:text-properties style:text-position="-33% 58%" fo:font-style="normal" style:font-style-asian="normal" style:font-style-complex="normal"/>
    </style:style>
    <style:style style:name="T54" style:family="text">
      <style:text-properties fo:color="#23ff23"/>
    </style:style>
    <style:style style:name="T55" style:family="text">
      <style:text-properties fo:color="#ffff00" fo:font-style="italic" style:font-style-asian="italic" style:font-style-complex="italic"/>
    </style:style>
    <style:style style:name="T56" style:family="text">
      <style:text-properties fo:color="#ffff00" style:text-position="-33% 58%" fo:font-style="italic" style:font-style-asian="italic" style:font-style-complex="italic"/>
    </style:style>
    <style:style style:name="T57" style:family="text">
      <style:text-properties style:text-position="0% 100%"/>
    </style:style>
    <style:style style:name="T58" style:family="text">
      <style:text-properties style:text-position="-33% 58%" fo:font-style="italic" style:font-style-asian="italic" style:font-style-complex="italic"/>
    </style:style>
    <style:style style:name="T59" style:family="text">
      <style:text-properties fo:color="#ffff00" style:text-position="0% 100%"/>
    </style:style>
    <style:style style:name="T60" style:family="text">
      <style:text-properties fo:color="#23ff23" fo:font-style="normal" style:font-style-asian="normal" style:font-style-complex="normal"/>
    </style:style>
    <style:style style:name="T61" style:family="text">
      <style:text-properties fo:color="#ffff00" fo:font-family="'DejaVu Sans'" style:font-style-name="Condensed" style:font-family-generic="swiss" style:font-pitch="variable" fo:font-size="26pt" fo:font-weight="bold" style:font-family-asian="'DejaVu Sans'" style:font-style-name-asian="Condensed" style:font-family-generic-asian="swiss" style:font-pitch-asian="variable" style:font-size-asian="26pt" style:font-weight-asian="bold" style:font-family-complex="'DejaVu Sans'" style:font-style-name-complex="Condensed" style:font-family-generic-complex="swiss" style:font-pitch-complex="variable" style:font-size-complex="26pt" style:font-weight-complex="bold"/>
    </style:style>
    <style:style style:name="T62" style:family="text">
      <style:text-properties fo:color="#ffff00" fo:font-family="'Lucida Sans'" style:font-style-name="Regular" style:font-pitch="variable" fo:font-size="26pt" fo:font-weight="bold" style:font-family-asian="'DejaVu Sans'" style:font-style-name-asian="Condensed" style:font-family-generic-asian="swiss" style:font-pitch-asian="variable" style:font-size-asian="26pt" style:font-weight-asian="bold" style:font-family-complex="'DejaVu Sans'" style:font-style-name-complex="Condensed" style:font-family-generic-complex="swiss" style:font-pitch-complex="variable" style:font-size-complex="26pt" style:font-weight-complex="bold"/>
    </style:style>
    <style:style style:name="T63" style:family="text">
      <style:text-properties fo:font-size="26pt" style:font-size-asian="26pt" style:font-size-complex="26pt"/>
    </style:style>
    <style:style style:name="T64" style:family="text">
      <style:text-properties fo:color="#ffff00" fo:font-size="26pt" style:font-size-asian="26pt" style:font-size-complex="26pt"/>
    </style:style>
    <style:style style:name="T65" style:family="text">
      <style:text-properties fo:color="#23ff23" fo:font-family="'Lucida Sans'" style:font-style-name="Regular" style:font-pitch="variable" fo:font-style="italic" style:font-family-asian="'DejaVu Sans'" style:font-style-name-asian="Condensed" style:font-family-generic-asian="swiss" style:font-pitch-asian="variable" style:font-style-asian="italic" style:font-family-complex="'DejaVu Sans'" style:font-style-name-complex="Condensed" style:font-family-generic-complex="swiss" style:font-pitch-complex="variable" style:font-style-complex="italic"/>
    </style:style>
    <style:style style:name="T66" style:family="text">
      <style:text-properties fo:color="#23ff23" style:text-position="-33% 58%" fo:font-family="'Lucida Sans'" style:font-style-name="Regular" style:font-pitch="variable" fo:font-style="italic" style:font-family-asian="'DejaVu Sans'" style:font-style-name-asian="Condensed" style:font-family-generic-asian="swiss" style:font-pitch-asian="variable" style:font-style-asian="italic" style:font-family-complex="'DejaVu Sans'" style:font-style-name-complex="Condensed" style:font-family-generic-complex="swiss" style:font-pitch-complex="variable" style:font-style-complex="italic"/>
    </style:style>
    <style:style style:name="T67" style:family="text">
      <style:text-properties fo:color="#ffffff"/>
    </style:style>
    <style:style style:name="T68" style:family="text">
      <style:text-properties fo:color="#ffcc99" fo:font-style="normal" style:font-style-asian="normal" style:font-style-complex="normal"/>
    </style:style>
    <style:style style:name="T69" style:family="text">
      <style:text-properties fo:color="#23ff23" style:text-position="-33% 58%"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70" style:family="text">
      <style:text-properties fo:color="#23ff23" style:text-position="33% 58%" fo:font-family="'DejaVu Sans'" style:font-style-name="Condensed" style:font-family-generic="swiss"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71" style:family="text">
      <style:text-properties fo:color="#ffffff" style:text-position="0% 100%" fo:font-family="'DejaVu Sans'" style:font-style-name="Condensed" style:font-family-generic="swiss" style:font-pitch="variable" fo:font-style="italic" style:font-family-asian="'DejaVu Sans'" style:font-style-name-asian="Condensed" style:font-family-generic-asian="swiss" style:font-pitch-asian="variable" style:font-style-asian="italic" style:font-family-complex="'DejaVu Sans'" style:font-style-name-complex="Condensed" style:font-family-generic-complex="swiss" style:font-pitch-complex="variable" style:font-style-complex="italic"/>
    </style:style>
    <style:style style:name="T72" style:family="text">
      <style:text-properties fo:color="#ffffff" style:text-position="33% 58%" fo:font-family="'DejaVu Sans'" style:font-style-name="Condensed" style:font-family-generic="swiss"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73" style:family="text">
      <style:text-properties fo:color="#23ff23" style:text-position="0% 100%" fo:font-family="'DejaVu Sans'" style:font-style-name="Condensed" style:font-family-generic="swiss" style:font-pitch="variable" fo:font-style="italic" style:font-family-asian="'DejaVu Sans'" style:font-style-name-asian="Condensed" style:font-family-generic-asian="swiss" style:font-pitch-asian="variable" style:font-style-asian="italic" style:font-family-complex="'DejaVu Sans'" style:font-style-name-complex="Condensed" style:font-family-generic-complex="swiss" style:font-pitch-complex="variable" style:font-style-complex="italic"/>
    </style:style>
    <style:style style:name="T74" style:family="text">
      <style:text-properties style:text-position="33% 58%" fo:font-family="'DejaVu Sans'" style:font-style-name="Condensed" style:font-family-generic="swiss"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75" style:family="text">
      <style:text-properties fo:color="#ffff00" fo:font-family="'Lucida Sans'" style:font-style-name="Regular" style:font-pitch="variable" fo:font-style="italic" style:font-family-asian="'DejaVu Sans'" style:font-style-name-asian="Condensed" style:font-family-generic-asian="swiss" style:font-pitch-asian="variable" style:font-style-asian="italic" style:font-family-complex="'DejaVu Sans'" style:font-style-name-complex="Condensed" style:font-family-generic-complex="swiss" style:font-pitch-complex="variable" style:font-style-complex="italic"/>
    </style:style>
    <style:style style:name="T76" style:family="text">
      <style:text-properties fo:color="#23ff23" fo:font-family="'Lucida Sans'" style:font-style-name="Regular"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77" style:family="text">
      <style:text-properties fo:color="#23ff23" fo:font-family="'DejaVu Sans'" style:font-style-name="Condensed" style:font-family-generic="swiss"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78" style:family="text">
      <style:text-properties fo:color="#23ff23" style:text-position="33% 58%" fo:font-style="normal" style:font-style-asian="normal" style:font-style-complex="normal"/>
    </style:style>
    <style:style style:name="T79" style:family="text">
      <style:text-properties style:text-position="0% 100%" fo:font-style="normal" style:font-style-asian="normal" style:font-style-complex="normal"/>
    </style:style>
    <style:style style:name="T80" style:family="text">
      <style:text-properties fo:color="#23ff23" style:text-position="0% 100%" fo:font-style="normal" style:font-style-asian="normal" style:font-style-complex="normal"/>
    </style:style>
    <style:style style:name="T81" style:family="text">
      <style:text-properties fo:color="#ffff00" style:text-position="0% 100%"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PSY501: power analysis</presentation:footer-decl>
      <presentation:date-time-decl presentation:name="dtd1" presentation:source="fixed">16 Sep 2011</presentation:date-time-decl>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93cm" svg:x="1.4cm" svg:y="1.386cm" presentation:class="title" presentation:user-transformed="true">
          <draw:text-box>
            <text:p text:style-name="P1">Power Analysis:<text:line-break/><text:tab/>Sample Size, Effect Size,<text:line-break/><text:tab/>Significance, and Power</text:p>
          </draw:text-box>
        </draw:frame>
        <draw:frame presentation:style-name="pr2" draw:text-style-name="P1" draw:layer="layout" svg:width="20.32cm" svg:height="10.216cm" svg:x="3.175cm" svg:y="8.558cm" presentation:class="subtitle" presentation:user-transformed="true">
          <draw:text-box>
            <text:p text:style-name="P1">16 Sep 2011</text:p>
            <text:p text:style-name="P1">Dr. Sean Ho</text:p>
            <text:p text:style-name="P1">CPSY501</text:p>
            <text:p text:style-name="P1"/>
            <text:p text:style-name="P1">cpsy501.seanho.com</text:p>
          </draw:text-box>
        </draw:frame>
        <draw:rect draw:style-name="gr1" draw:text-style-name="P3" draw:layer="layout" svg:width="9.525cm" svg:height="3.81cm" svg:x="17.78cm" svg:y="10.16cm">
          <text:p text:style-name="P2"><text:span text:style-name="T1">Please download:</text:span></text:p>
          <text:p text:style-name="P2"><text:span text:style-name="T2"><text:a xlink:href="http://twu.seanho.com/10fall/cpsy501/lectures/.data/SpiderRM.sav">SpiderRM.sav</text:a></text:span></text:p>
        </draw:rect>
        <presentation:notes draw:style-name="dp2" presentation:use-footer-name="ftr1" presentation:use-date-time-name="dtd1">
          <office:forms form:automatic-focus="false" form:apply-design-mode="false"/>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draw:text-box>
              <text:p text:style-name="P4">Welcome to today's virtual lecture!</text:p>
              <text:p text:style-name="P4">Unit 2 is on “power analysis”; in a nutshell, it's about determining how much data we need to gather in order to perform sufficient analyses.</text:p>
              <text:p text:style-name="P4">This is relevant to your data analysis projects as you go hunting for your data – how do you know if you have a sufficient sample size?</text:p>
              <text:p text:style-name="P4">In preparation for today's lecture, please download the “SpiderRM.sav” dataset from our website; this is a toy dataset provided by the textbook author, Andy Field.</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Outline for today</text:p>
          </draw:text-box>
        </draw:frame>
        <draw:frame presentation:style-name="pr5" draw:layer="layout" svg:width="25.199cm" svg:height="14.657cm" svg:x="1.4cm" svg:y="4.507cm" presentation:class="outline" presentation:user-transformed="true">
          <draw:text-box>
            <text:list text:style-name="L3">
              <text:list-item>
                <text:p><text:span text:style-name="T3">Discussion of </text:span><text:span text:style-name="T4">research</text:span><text:span text:style-name="T3"> article (Missirlian et al)</text:span></text:p>
              </text:list-item>
              <text:list-item>
                <text:p><text:span text:style-name="T4">Power</text:span><text:span text:style-name="T3"> analysis (the “Big 4”):</text:span></text:p>
                <text:list>
                  <text:list-item>
                    <text:p><text:span text:style-name="T3">Statistical </text:span><text:span text:style-name="T4">significance</text:span><text:span text:style-name="T3"> (</text:span><text:span text:style-name="T5">p</text:span><text:span text:style-name="T3">-value, </text:span><text:span text:style-name="T6">α</text:span><text:span text:style-name="T7">)</text:span></text:p>
                    <text:list>
                      <text:list-item>
                        <text:p><text:span text:style-name="T8">What does the </text:span><text:span text:style-name="T9">p</text:span><text:span text:style-name="T8">-value </text:span><text:span text:style-name="T10">mean</text:span><text:span text:style-name="T8">, really?</text:span></text:p>
                      </text:list-item>
                    </text:list>
                  </text:list-item>
                  <text:list-item>
                    <text:p><text:span text:style-name="T11">Power</text:span><text:span text:style-name="T7"> (</text:span><text:span text:style-name="T12">1-β</text:span><text:span text:style-name="T7">)</text:span></text:p>
                  </text:list-item>
                  <text:list-item>
                    <text:p><text:span text:style-name="T13">Effect size (Cohen's</text:span><text:span text:style-name="T14"> rules of thumb)</text:span></text:p>
                  </text:list-item>
                  <text:list-item>
                    <text:p><text:span text:style-name="T11">Sample size</text:span><text:span text:style-name="T7"> (</text:span><text:span text:style-name="T12">n</text:span><text:span text:style-name="T7">)</text:span></text:p>
                    <text:list>
                      <text:list-item>
                        <text:p><text:span text:style-name="T8">Calculating </text:span><text:span text:style-name="T10">min</text:span><text:span text:style-name="T8"> required sample size</text:span></text:p>
                      </text:list-item>
                    </text:list>
                  </text:list-item>
                </text:list>
              </text:list-item>
              <text:list-item>
                <text:p><text:span text:style-name="T15">Overview of </text:span><text:span text:style-name="T13">linear models</text:span><text:span text:style-name="T15"> for analysis</text:span></text:p>
              </text:list-item>
              <text:list-item>
                <text:p><text:span text:style-name="T11">SPSS</text:span><text:span text:style-name="T7"> tips for data prep and analysis</text:span></text:p>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2" presentation:class="page"/>
          <draw:frame presentation:style-name="pr6" draw:layer="layout" svg:width="17.271cm" svg:height="12.572cm" svg:x="2.159cm" svg:y="13.271cm" presentation:class="notes">
            <draw:text-box>
              <text:p>Here's a rough outline of today:</text:p>
              <text:p>First, we'll spend a bit of time reviewing the journal article we assigned last week; hopefully you had a chance to skim through it.</text:p>
              <text:p>Our main topic for today is about the “Big 4” of power analysis: significance, power, effect size, and sample size, and how all four of these are interrelated.</text:p>
              <text:p>We'll conclude with a preview of linear models you may want to consider for your data analysis projects, as well as a couple SPSS tips for your reference.</text:p>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presentation:user-transformed="true">
          <draw:text-box>
            <text:p>Practice reading article</text:p>
          </draw:text-box>
        </draw:frame>
        <draw:frame presentation:style-name="pr5" draw:layer="layout" svg:width="25.199cm" svg:height="14.016cm" svg:x="1.4cm" svg:y="4.507cm" presentation:class="outline" presentation:user-transformed="true">
          <draw:text-box>
            <text:list text:style-name="L3">
              <text:list-item>
                <text:p>Last time you were asked to read this <text:span text:style-name="T16">journal article,</text:span> focusing on the <text:span text:style-name="T16">statistical</text:span> methods:</text:p>
              </text:list-item>
              <text:list-item>
                <text:p><text:span text:style-name="T16">Missirlian</text:span>, et al., “<text:span text:style-name="T17">Emotional Arousal, Client Perceptual Processing, and the Working Alliance in Experiential Psychotherapy for Depression</text:span><text:span text:style-name="T18">”,</text:span><text:span text:style-name="T3"> Journal of Consulting and Clinical Psychology, Vol. 73, No. 5, pp. 861–871, 2005.</text:span></text:p>
              </text:list-item>
              <text:list-item>
                <text:p><text:span text:style-name="T3">How much were you able to understand?</text:span></text:p>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3" presentation:class="page"/>
          <draw:frame presentation:style-name="pr6" draw:layer="layout" svg:width="17.271cm" svg:height="12.572cm" svg:x="2.159cm" svg:y="13.271cm" presentation:class="notes">
            <draw:text-box>
              <text:p>Hopefully, you've had a chance to read this journal article by now; what did you think? <text:s/>Don't worry if you weren't able to understand all of it – the first time I read a real journal article in math grad school, it took me two weeks to make it through half a page; I was quite discouraged!</text:p>
              <text:p>Later on as we learn more of the methodology that was used in this article, you'll be able to understand and critique their methods in more detail, but for now try to get the big picture of the questions they were asking and the routes they used to answer those questions.</text:p>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Discussion:</text:p>
          </draw:text-box>
        </draw:frame>
        <draw:frame presentation:style-name="pr5" draw:layer="layout" svg:width="25.199cm" svg:height="15.073cm" svg:x="1.4cm" svg:y="4.507cm" presentation:class="outline" presentation:user-transformed="true">
          <draw:text-box>
            <text:list text:style-name="L3">
              <text:list-item>
                <text:p>What <text:span text:style-name="T16">research questions</text:span> do the authors state that they are addressing?</text:p>
              </text:list-item>
              <text:list-item>
                <text:p>What <text:span text:style-name="T16">analytical strategy</text:span> was used, and how <text:span text:style-name="T16">appropriate</text:span> is it for addressing their questions?</text:p>
              </text:list-item>
              <text:list-item>
                <text:p>What were their main <text:span text:style-name="T16">conclusions</text:span>, and are these conclusions <text:span text:style-name="T16">warranted</text:span> from the actual results /statistics /analyses that were reported?</text:p>
              </text:list-item>
              <text:list-item>
                <text:p>What, if any, <text:span text:style-name="T16">changes</text:span>/additions need to be made to the methods to give a more <text:span text:style-name="T16">complete</text:span> picture of the phenomenon of interest (e.g., sampling, description of analysis process, effect sizes, dealing with multiple comparisons, etc.)? </text:p>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4" presentation:class="page"/>
          <draw:frame presentation:style-name="pr6" draw:layer="layout" svg:width="17.271cm" svg:height="14.345cm" svg:x="2.159cm" svg:y="13.271cm" presentation:class="notes" presentation:user-transformed="true">
            <draw:text-box>
              <text:p>There's a lot we can get just from the abstract:</text:p>
              <text:list text:style-name="L2">
                <text:list-item>
                  <text:p>It's a therapy study, with assessments taken at three time points (early, mid, late) throughout therapy</text:p>
                </text:list-item>
                <text:list-item>
                  <text:p>Therapy outcomes are measured via:</text:p>
                  <text:list>
                    <text:list-item>
                      <text:p>Depressive symptoms (BDI)</text:p>
                    </text:list-item>
                    <text:list-item>
                      <text:p>Self-esteem (RSE)</text:p>
                    </text:list-item>
                    <text:list-item>
                      <text:p>Interpersonal problems (IIP)</text:p>
                    </text:list-item>
                    <text:list-item>
                      <text:p>Psychopathology (SCL-90-R)</text:p>
                    </text:list-item>
                  </text:list>
                </text:list-item>
                <text:list-item>
                  <text:p>Main predictors are:</text:p>
                  <text:list>
                    <text:list-item>
                      <text:p>Client emotional arousal</text:p>
                    </text:list-item>
                    <text:list-item>
                      <text:p>Client perceptual processing (LCPP)</text:p>
                    </text:list-item>
                    <text:list-item>
                      <text:p>Working alliance (WAI)</text:p>
                    </text:list-item>
                  </text:list>
                </text:list-item>
                <text:list-item>
                  <text:p>Another predictor is the treatment type: person-centred vs. process-experiential</text:p>
                </text:list-item>
                <text:list-item>
                  <text:p>We see that for each of the four outcome variables measured at termination of therapy, after controlling for pre-treatment levels, they determined which of the three predictors (measured mid-therapy) correlated most strongly.</text:p>
                </text:list-item>
                <text:list-item>
                  <text:p>Lots of possibilities for how to extend this analysis: Possible correlation of the outcome measures? <text:s/>Follow-up re-assessment of outcomes after 6-mo?</text:p>
                </text:list-item>
              </text:list>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Outline for today</text:p>
          </draw:text-box>
        </draw:frame>
        <draw:frame presentation:style-name="pr5" draw:text-style-name="P5" draw:layer="layout" svg:width="25.199cm" svg:height="14.657cm" svg:x="1.4cm" svg:y="4.507cm" presentation:class="outline" presentation:user-transformed="true">
          <draw:text-box>
            <text:list text:style-name="L3">
              <text:list-item>
                <text:p><text:span text:style-name="T19">Discussion of research article (Missirlian et al)</text:span></text:p>
              </text:list-item>
              <text:list-item>
                <text:p><text:span text:style-name="T4">Power analysis (the “Big 4”):</text:span></text:p>
                <text:list>
                  <text:list-item>
                    <text:p><text:span text:style-name="T19">Statistical significance (</text:span><text:span text:style-name="T20">p</text:span><text:span text:style-name="T19">-value, </text:span><text:span text:style-name="T21">α</text:span><text:span text:style-name="T22">)</text:span></text:p>
                    <text:list>
                      <text:list-item>
                        <text:p><text:span text:style-name="T23">What does the </text:span><text:span text:style-name="T24">p</text:span><text:span text:style-name="T23">-value mean, really?</text:span></text:p>
                      </text:list-item>
                    </text:list>
                  </text:list-item>
                  <text:list-item>
                    <text:p><text:span text:style-name="T22">Power (1-β)</text:span></text:p>
                  </text:list-item>
                  <text:list-item>
                    <text:p><text:span text:style-name="T15">Effect size (Cohen's rules of thumb)</text:span></text:p>
                  </text:list-item>
                  <text:list-item>
                    <text:p><text:span text:style-name="T22">Sample size (n)</text:span></text:p>
                    <text:list>
                      <text:list-item>
                        <text:p><text:span text:style-name="T23">Calculating min required sample size</text:span></text:p>
                      </text:list-item>
                    </text:list>
                  </text:list-item>
                </text:list>
              </text:list-item>
              <text:list-item>
                <text:p><text:span text:style-name="T15">Overview of linear models for analysis</text:span></text:p>
              </text:list-item>
              <text:list-item>
                <text:p><text:span text:style-name="T22">SPSS tips for data prep and analysis</text:span></text:p>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5" presentation:class="page"/>
          <draw:frame presentation:style-name="pr6" draw:text-style-name="P6" draw:layer="layout" svg:width="17.271cm" svg:height="12.572cm" svg:x="2.159cm" svg:y="13.271cm" presentation:class="notes">
            <draw:text-box>
              <text:p text:style-name="P6">Moving on to our main topic for today....</text:p>
            </draw:text-box>
          </draw:frame>
        </presentation:notes>
      </draw:page>
      <draw:page draw:name="Sample Content"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Central Themes of Statistics</text:p>
          </draw:text-box>
        </draw:frame>
        <draw:frame presentation:style-name="pr8" draw:text-style-name="P1" draw:layer="layout" svg:width="25.199cm" svg:height="14.267cm" svg:x="1.4cm" svg:y="4.507cm" presentation:class="outline">
          <draw:text-box>
            <text:list text:style-name="L3">
              <text:list-item>
                <text:p text:style-name="P1">Is there a real <text:span text:style-name="T16">effect</text:span>/relationship<text:line-break/>amongst the given variables?</text:p>
                <text:list>
                  <text:list-item>
                    <text:p>How <text:span text:style-name="T16">big</text:span> is that effect?</text:p>
                  </text:list-item>
                </text:list>
              </text:list-item>
              <text:list-item>
                <text:p text:style-name="P1">We evaluate these by looking at</text:p>
                <text:list>
                  <text:list-item>
                    <text:p>Statistical <text:span text:style-name="T16">significance</text:span> (<text:span text:style-name="T5">p</text:span><text:span text:style-name="T3">-value) and</text:span></text:p>
                  </text:list-item>
                  <text:list-item>
                    <text:p><text:span text:style-name="T4">Effect size</text:span><text:span text:style-name="T3"> (</text:span><text:span text:style-name="T5">r</text:span><text:span text:style-name="T25">2</text:span><text:span text:style-name="T26">, R</text:span><text:span text:style-name="T27">2</text:span><text:span text:style-name="T26">,</text:span><text:span text:style-name="T18"> </text:span><text:span text:style-name="T28">η</text:span><text:span text:style-name="T29">, d, </text:span><text:span text:style-name="T30">etc.)</text:span></text:p>
                  </text:list-item>
                </text:list>
              </text:list-item>
              <text:list-item>
                <text:p><text:span text:style-name="T30">Along with </text:span><text:span text:style-name="T31">sample size</text:span><text:span text:style-name="T30"> (</text:span><text:span text:style-name="T32">n</text:span><text:span text:style-name="T30">) and statistical </text:span><text:span text:style-name="T31">power</text:span><text:span text:style-name="T30"> (</text:span><text:span text:style-name="T32">1-β</text:span><text:span text:style-name="T30">), these form the “Big 4” of any test</text:span></text:p>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user-transformed="true">
            <draw:text-box>
              <text:p text:style-name="P7">Often in exploratory research, we are interested in relationships amongst variables: sometimes these are directional predictor-&gt;outcome relationships; sometimes <text:s/>nondirectional correlative relationships.</text:p>
              <text:p text:style-name="P7">In qualitative research, we ask, “what are the important variables?” and “how do we measure them?”</text:p>
              <text:p text:style-name="P7">In exploratory quantitative research, we ask, “in this set of variables, which are the most important for our outcome?” <text:s/>“What are their relationships?”</text:p>
              <text:p text:style-name="P7">In confirmatory quantitative research, we ask, “is the hypothesized relationship amongst these variables <text:span text:style-name="T33">real</text:span><text:span text:style-name="T34">, and how </text:span><text:span text:style-name="T33">big</text:span><text:span text:style-name="T34"> is that relationship?”</text:span></text:p>
              <text:p text:style-name="P7"><text:span text:style-name="T34"/></text:p>
              <text:p text:style-name="P7"><text:span text:style-name="T34">The question of, “is an effect real?” is one of </text:span><text:span text:style-name="T33">significance</text:span><text:span text:style-name="T34">.</text:span></text:p>
              <text:p text:style-name="P7"><text:span text:style-name="T34">The question of, “how big is the effect?” is one of </text:span><text:span text:style-name="T33">effect size.</text:span></text:p>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The “Big 4” of every test</text:p>
          </draw:text-box>
        </draw:frame>
        <draw:frame presentation:style-name="pr9" draw:layer="layout" svg:width="25.199cm" svg:height="2.761cm" svg:x="1.4cm" svg:y="4.507cm" presentation:class="outline" presentation:user-transformed="true">
          <draw:text-box>
            <text:list text:style-name="L3">
              <text:list-item>
                <text:p>Any statistical test has these 4 facets</text:p>
              </text:list-item>
              <text:list-item>
                <text:p>Set 3 as desired → derive required level of 4<text:span text:style-name="T35">th</text:span></text:p>
              </text:list-item>
            </text:list>
          </draw:text-box>
        </draw:frame>
        <draw:frame draw:style-name="gr3" draw:text-style-name="P8" xml:id="id2" draw:id="id2" draw:layer="layout" svg:width="7.288cm" svg:height="1.398cm" svg:x="10.395cm" svg:y="7.657cm">
          <draw:text-box>
            <text:p><text:span text:style-name="T36">Significance</text:span></text:p>
          </draw:text-box>
        </draw:frame>
        <draw:frame draw:style-name="gr3" draw:text-style-name="P8" xml:id="id7" draw:id="id7" draw:layer="layout" svg:width="7.144cm" svg:height="1.398cm" svg:x="18.854cm" svg:y="12.23cm">
          <draw:text-box>
            <text:p><text:span text:style-name="T36">Sample size</text:span></text:p>
          </draw:text-box>
        </draw:frame>
        <draw:frame draw:style-name="gr3" draw:text-style-name="P8" draw:layer="layout" svg:width="6.276cm" svg:height="1.398cm" svg:x="2.792cm" svg:y="12.23cm">
          <draw:text-box>
            <text:p><text:span text:style-name="T36">Effect size</text:span></text:p>
          </draw:text-box>
        </draw:frame>
        <draw:frame draw:style-name="gr3" draw:text-style-name="P8" xml:id="id5" draw:id="id5" draw:layer="layout" svg:width="3.973cm" svg:height="1.398cm" svg:x="12.196cm" svg:y="16.882cm">
          <draw:text-box>
            <text:p><text:span text:style-name="T36">Power</text:span></text:p>
          </draw:text-box>
        </draw:frame>
        <draw:g xml:id="id13" draw:id="id13">
          <draw:connector draw:style-name="gr4" draw:text-style-name="P9" draw:layer="layout" draw:type="line" svg:x1="13.936cm" svg:y1="9.055cm" svg:x2="14.144cm" svg:y2="16.882cm" svg:d="m13936 9055 208 7827">
            <text:p/>
          </draw:connector>
          <draw:connector draw:style-name="gr4" draw:text-style-name="P9" draw:layer="layout" draw:type="line" svg:x1="8.89cm" svg:y1="12.929cm" svg:x2="19.05cm" svg:y2="12.929cm" svg:d="m8890 12929h10160">
            <text:p/>
          </draw:connector>
          <draw:connector draw:style-name="gr4" draw:text-style-name="P9" xml:id="id1" draw:id="id1" draw:layer="layout" draw:type="line" svg:x1="13.938cm" svg:y1="9.056cm" svg:x2="8.89cm" svg:y2="12.929cm" svg:d="m13938 9056-5048 3873">
            <text:p/>
          </draw:connector>
          <draw:connector draw:style-name="gr4" draw:text-style-name="P9" draw:layer="layout" draw:type="line" svg:x1="13.938cm" svg:y1="9.056cm" svg:x2="19.05cm" svg:y2="12.929cm" draw:start-shape="id1" draw:start-glue-point="2" svg:d="m13938 9056 5112 3873">
            <text:p/>
          </draw:connector>
          <draw:connector draw:style-name="gr4" draw:text-style-name="P9" draw:layer="layout" draw:type="line" svg:x1="14.144cm" svg:y1="16.882cm" svg:x2="8.89cm" svg:y2="12.929cm" svg:d="m14144 16882-5254-3953">
            <text:p/>
          </draw:connector>
          <draw:connector draw:style-name="gr4" draw:text-style-name="P9" draw:layer="layout" draw:type="line" svg:x1="19.05cm" svg:y1="12.929cm" svg:x2="14.144cm" svg:y2="16.882cm" svg:d="m19050 12929-4906 3953">
            <text:p/>
          </draw:connector>
        </draw:g>
        <draw:frame draw:style-name="gr3" draw:text-style-name="P10" xml:id="id3" draw:id="id3" draw:layer="layout" svg:width="2.589cm" svg:height="1.237cm" svg:x="20.443cm" svg:y="7.737cm">
          <draw:text-box>
            <text:p><text:span text:style-name="T37">0.05</text:span></text:p>
          </draw:text-box>
        </draw:frame>
        <draw:connector draw:style-name="gr5" draw:text-style-name="P9" xml:id="id14" draw:id="id14" draw:layer="layout" draw:type="line" svg:x1="17.666cm" svg:y1="8.356cm" svg:x2="20.443cm" svg:y2="8.355cm" draw:start-shape="id2" draw:end-shape="id3" draw:end-glue-point="3" svg:d="m17666 8356 2777-1">
          <text:p/>
        </draw:connector>
        <draw:frame draw:style-name="gr6" draw:text-style-name="P11" xml:id="id4" draw:id="id4" draw:layer="layout" svg:width="8.814cm" svg:height="2.223cm" svg:x="0.711cm" svg:y="8.53cm">
          <draw:text-box>
            <text:p><text:span text:style-name="T38">as desired, </text:span><text:span text:style-name="T37">depends</text:span><text:span text:style-name="T38"> on test</text:span></text:p>
          </draw:text-box>
        </draw:frame>
        <draw:connector draw:style-name="gr5" draw:text-style-name="P9" xml:id="id16" draw:id="id16" draw:layer="layout" draw:type="line" svg:x1="5.973cm" svg:y1="11.946cm" svg:x2="5.118cm" svg:y2="10.753cm" draw:end-shape="id4" draw:end-glue-point="2" svg:d="m5973 11946-855-1193">
          <text:p/>
        </draw:connector>
        <draw:frame draw:style-name="gr3" draw:text-style-name="P11" xml:id="id6" draw:id="id6" draw:layer="layout" svg:width="6.297cm" svg:height="1.237cm" svg:x="3.54cm" svg:y="16.975cm">
          <draw:text-box>
            <text:p><text:span text:style-name="T38">usually </text:span><text:span text:style-name="T37">0.80</text:span></text:p>
          </draw:text-box>
        </draw:frame>
        <draw:connector draw:style-name="gr5" draw:text-style-name="P9" xml:id="id15" draw:id="id15" draw:layer="layout" draw:type="line" svg:x1="12.196cm" svg:y1="17.581cm" svg:x2="9.837cm" svg:y2="17.593cm" draw:start-shape="id5" draw:end-shape="id6" svg:d="m12196 17581-2359 12">
          <text:p/>
        </draw:connector>
        <draw:frame draw:style-name="gr3" draw:text-style-name="P11" xml:id="id8" draw:id="id8" draw:layer="layout" svg:width="4.947cm" svg:height="2.223cm" svg:x="21.911cm" svg:y="15.415cm">
          <draw:text-box>
            <text:p><text:span text:style-name="T38">derived!</text:span></text:p>
            <text:p><text:span text:style-name="T38">(</text:span><text:span text:style-name="T37">GPower</text:span><text:span text:style-name="T38">)</text:span></text:p>
          </draw:text-box>
        </draw:frame>
        <draw:connector draw:style-name="gr5" draw:text-style-name="P9" xml:id="id17" draw:id="id17" draw:layer="layout" draw:type="curve" svg:x1="22.422cm" svg:y1="13.628cm" svg:x2="24.384cm" svg:y2="15.415cm" draw:start-shape="id7" draw:start-glue-point="2" draw:end-shape="id8" draw:end-glue-point="0" svg:d="m22422 13628c0 1341 1962 448 1962 1787">
          <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ircle" presentation:preset-sub-type="out">
                  <anim:set smil:begin="0s" smil:dur="0.001s" smil:fill="hold" smil:targetElement="id13" smil:attributeName="visibility" smil:to="visible"/>
                  <anim:transitionFilter smil:dur="2s" smil:targetElement="id13" smil:type="ellipseWipe" smil:subtype="horizontal"/>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14" smil:attributeName="visibility" smil:to="visible"/>
                  <anim:transitionFilter smil:dur="0.5s" smil:targetElement="id14"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3" smil:attributeName="visibility" smil:to="visible"/>
                  <anim:transitionFilter smil:dur="0.5s" smil:targetElement="id3"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15" smil:attributeName="visibility" smil:to="visible"/>
                  <anim:transitionFilter smil:dur="0.5s" smil:targetElement="id15" smil:type="barWipe" smil:subtype="leftToRight" smil:direction="reverse"/>
                </anim:par>
              </anim:par>
              <anim:par smil:begin="0.5s">
                <anim:par smil:begin="0s" smil:fill="hold" presentation:preset-property="Direction" presentation:node-type="after-previous" presentation:preset-class="entrance" presentation:preset-id="ooo-entrance-wipe" presentation:preset-sub-type="from-right">
                  <anim:set smil:begin="0s" smil:dur="0.001s" smil:fill="hold" smil:targetElement="id6" smil:attributeName="visibility" smil:to="visible"/>
                  <anim:transitionFilter smil:dur="0.5s" smil:targetElement="id6" smil:type="barWipe" smil:subtype="leftToRight"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6" smil:attributeName="visibility" smil:to="visible"/>
                  <anim:transitionFilter smil:dur="0.5s" smil:targetElement="id16" smil:type="barWipe" smil:subtype="topToBottom" smil:direction="reverse"/>
                </anim:par>
              </anim:par>
              <anim:par smil:begin="0.5s">
                <anim:par smil:begin="0s" smil:fill="hold" presentation:node-type="after-previous" presentation:preset-class="entrance" presentation:preset-id="ooo-entrance-wipe" presentation:preset-sub-type="from-bottom">
                  <anim:set smil:begin="0s" smil:dur="0.001s" smil:fill="hold" smil:targetElement="id4" smil:attributeName="visibility" smil:to="visible"/>
                  <anim:transitionFilter smil:dur="0.5s" smil:targetElement="id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7" smil:attributeName="visibility" smil:to="visible"/>
                  <anim:transitionFilter smil:dur="0.5s" smil:targetElement="id17" smil:type="barWipe" smil:subtype="topToBottom"/>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8" smil:attributeName="visibility" smil:to="visible"/>
                  <anim:transitionFilter smil:dur="0.5s" smil:targetElement="id8" smil:type="barWipe" smil:subtype="leftToRight"/>
                </anim:par>
              </anim:par>
            </anim:par>
          </anim:seq>
        </anim:par>
        <presentation:notes draw:style-name="dp2" presentation:use-footer-name="ftr1" presentation:use-date-time-name="dtd1">
          <office:forms form:automatic-focus="false" form:apply-design-mode="false"/>
          <draw:page-thumbnail draw:style-name="gr2" draw:layer="layout" svg:width="13.968cm" svg:height="10.476cm" svg:x="3.81cm" svg:y="2.123cm" draw:page-number="7" presentation:class="page"/>
          <draw:frame presentation:style-name="pr6" draw:text-style-name="P6" draw:layer="layout" svg:width="17.271cm" svg:height="13.041cm" svg:x="2.159cm" svg:y="13.271cm" presentation:class="notes" presentation:user-transformed="true">
            <draw:text-box>
              <text:p text:style-name="P6">These four are in a “tug-of-war” – if we have fixed values for any three, it uniquely determines the fourth.</text:p>
              <text:p text:style-name="P6">For instance, if we want to reduce both Type I error (lower α) and Type II error (raise power), then we either have to increase the minimum effect size that we are reliably able to detect, or we have to up our sample size (i.e., gather more data).</text:p>
              <text:p text:style-name="P6">For your data analysis project, typically you would fix significance (α=0.05 is standard) and power (0.80 is standard, but there's wiggle room). <text:s/>The target effect size is determined by the particular analysis you plan to perform, and is usually specified simply as “small”, “medium”, or “large”.</text:p>
              <text:p text:style-name="P6">The result (given by the G*Power software that we'll introduce momentarily) is the minimum sample size that you need.</text:p>
              <text:p text:style-name="P6">Note that this does depend on the kind of analysis, which in turn depends on the number and type of variables you are using. <text:s/>If your analysis changes, the G*Power analysis changes, too.</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presentation:user-transformed="true">
          <draw:text-box>
            <text:p>Significance (<text:span text:style-name="T39">α</text:span><text:span text:style-name="T40">) vs. power (1-</text:span><text:span text:style-name="T39">β</text:span><text:span text:style-name="T40">)</text:span></text:p>
          </draw:text-box>
        </draw:frame>
        <draw:frame presentation:style-name="pr5" draw:layer="layout" svg:width="25.199cm" svg:height="14.127cm" svg:x="1.4cm" svg:y="4.507cm" presentation:class="outline" presentation:user-transformed="true">
          <draw:text-box>
            <text:list text:style-name="L3">
              <text:list-item>
                <text:p><text:span text:style-name="T41">α</text:span><text:span text:style-name="T40"> is our tolerance of </text:span><text:span text:style-name="T42">Type-I</text:span><text:span text:style-name="T40"> error:</text:span><text:span text:style-name="T40"><text:line-break/></text:span><text:span text:style-name="T40">incorrectly </text:span><text:span text:style-name="T42">rejecting</text:span><text:span text:style-name="T40"> the null hypothesis (</text:span><text:span text:style-name="T43">H</text:span><text:span text:style-name="T44">0</text:span><text:span text:style-name="T45">)</text:span></text:p>
              </text:list-item>
              <text:list-item>
                <text:p><text:span text:style-name="T31">β</text:span><text:span text:style-name="T45"> is our tolerance of </text:span><text:span text:style-name="T46">Type-II</text:span><text:span text:style-name="T45"> error: </text:span><text:span text:style-name="T46">failing</text:span><text:span text:style-name="T45"> to reject </text:span><text:span text:style-name="T47">H</text:span><text:span text:style-name="T44">0</text:span><text:span text:style-name="T45"> when we should have rejected </text:span><text:span text:style-name="T47">H</text:span><text:span text:style-name="T44">0</text:span><text:span text:style-name="T45">.</text:span></text:p>
              </text:list-item>
              <text:list-item>
                <text:p><text:span text:style-name="T45">Set </text:span><text:span text:style-name="T47">H</text:span><text:span text:style-name="T44">0</text:span><text:span text:style-name="T45"> so that Type-I is the </text:span><text:span text:style-name="T46">worse</text:span><text:span text:style-name="T45"> kind of error</text:span></text:p>
              </text:list-item>
              <text:list-item>
                <text:p><text:span text:style-name="T46">Power</text:span><text:span text:style-name="T45"> is </text:span><text:span text:style-name="T48">1-</text:span><text:span text:style-name="T32">β</text:span></text:p>
              </text:list-item>
              <text:list-item>
                <text:p><text:span text:style-name="T45">e.g., parachute</text:span><text:span text:style-name="T45"><text:line-break/></text:span><text:span text:style-name="T45">inspections</text:span><text:span text:style-name="T45"><text:line-break/></text:span><text:span text:style-name="T45">(what should</text:span><text:span text:style-name="T45"><text:line-break/></text:span><text:span text:style-name="T45"> </text:span><text:span text:style-name="T47">H</text:span><text:span text:style-name="T44">0</text:span><text:span text:style-name="T45"> be?)</text:span></text:p>
              </text:list-item>
            </text:list>
          </draw:text-box>
        </draw:frame>
        <draw:frame draw:style-name="standard" draw:layer="layout" svg:width="14.287cm" svg:height="8.253cm" svg:x="12.7cm" svg:y="11.43cm">
          <table:table table:template-name="default" table:use-first-row-styles="true" table:use-banding-rows-styles="true">
            <table:table-column table:style-name="co1"/>
            <table:table-column table:style-name="co2"/>
            <table:table-column table:style-name="co3"/>
            <table:table-row table:style-name="ro1">
              <table:table-cell table:style-name="ce1" table:number-rows-spanned="2"/>
              <table:table-cell table:style-name="ce2" table:number-columns-spanned="2">
                <text:p text:style-name="P9"><text:span text:style-name="T49">Actual truth</text:span></text:p>
              </table:table-cell>
              <table:covered-table-cell table:style-name="ce3"/>
            </table:table-row>
            <table:table-row table:style-name="ro2">
              <table:covered-table-cell table:style-name="ce1"/>
              <table:table-cell table:style-name="ce4">
                <text:p text:style-name="P9"><text:span text:style-name="T50">H</text:span><text:span text:style-name="T51">0</text:span><text:span text:style-name="T50"> true</text:span></text:p>
              </table:table-cell>
              <table:table-cell table:style-name="ce5">
                <text:p text:style-name="P9"><text:span text:style-name="T50">H</text:span><text:span text:style-name="T51">0</text:span><text:span text:style-name="T50"> false</text:span></text:p>
              </table:table-cell>
            </table:table-row>
            <table:table-row table:style-name="ro3">
              <table:table-cell table:style-name="ce4">
                <text:p text:style-name="P9"><text:span text:style-name="T50">Reject H</text:span><text:span text:style-name="T51">0</text:span></text:p>
              </table:table-cell>
              <table:table-cell table:style-name="ce6">
                <text:p text:style-name="P9"><text:span text:style-name="T50">Type-I error (α)</text:span></text:p>
              </table:table-cell>
              <table:table-cell table:style-name="ce7">
                <text:p text:style-name="P9"><text:span text:style-name="T50">Correct</text:span></text:p>
              </table:table-cell>
            </table:table-row>
            <table:table-row table:style-name="ro4">
              <table:table-cell table:style-name="ce8">
                <text:p text:style-name="P9"><text:span text:style-name="T50">Fail to reject H</text:span><text:span text:style-name="T51">0</text:span></text:p>
              </table:table-cell>
              <table:table-cell table:style-name="ce9">
                <text:p text:style-name="P9"><text:span text:style-name="T50">Correct</text:span></text:p>
              </table:table-cell>
              <table:table-cell table:style-name="ce6">
                <text:p text:style-name="P9"><text:span text:style-name="T50">Type-II error (β)</text:span></text:p>
              </table:table-cell>
            </table:table-row>
          </table:table>
          <draw:image xlink:href="Pictures/TablePreview1.svm" xlink:type="simple" xlink:show="embed" xlink:actuate="onLoad"/>
        </draw:frame>
        <draw:frame draw:style-name="gr7" draw:text-style-name="P12" draw:layer="layout" svg:width="-1.403cm" svg:height="-5.717cm" svg:x="12.698cm" svg:y="19.976cm">
          <draw:text-box>
            <text:p text:style-name="P12"><text:span text:style-name="T1">Our decision</text:span></text:p>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8" presentation:class="page"/>
          <draw:frame presentation:style-name="pr6" draw:text-style-name="P6" draw:layer="layout" svg:width="17.271cm" svg:height="13.953cm" svg:x="2.159cm" svg:y="13.271cm" presentation:class="notes" presentation:user-transformed="true">
            <draw:text-box>
              <text:p text:style-name="P6">Remember back to undergrad stats: the null hypothesis H<text:span text:style-name="T52">0</text:span> is the “default”, “safe” option. <text:s/>In research, typically it's the position that there is <text:span text:style-name="T18">no</text:span><text:span text:style-name="T3"> relationship amongst the variables. <text:s/>The alternate hypothesis, H</text:span><text:span text:style-name="T53">A</text:span><text:span text:style-name="T3">, is the position that there </text:span><text:span text:style-name="T18">is</text:span><text:span text:style-name="T3"> a relationship.</text:span></text:p>
              <text:p text:style-name="P6"><text:span text:style-name="T3">“</text:span><text:span text:style-name="T3">Rejecting the null” means asserting that there is a relationship. <text:s/>“Failing to reject the null” means admitting we don't have compelling evidence to show there is a relationship – perhaps there really is a relationship, but we need more data to show it.</text:span></text:p>
              <text:p text:style-name="P6"><text:span text:style-name="T3">Type I error is asserting there is a relationship, when in fact there isn't one. <text:s/>Researchers want to be conservative, so we consider this the worse kind of error and place a limit on it, called α, the “level of significance”.</text:span></text:p>
              <text:p text:style-name="P6"><text:span text:style-name="T3">Type II error is more “acceptable”; the limit we place on that is β, and often can go as high as 20%.</text:span></text:p>
              <text:p text:style-name="P6"><text:span text:style-name="T3">For a parachute inspector, the “safe” option is to declare the parachute defective. <text:s/>A Type II error means throwing away a perfectly good parachute – bad, but not catastrophic. <text:s/>A Type I error would be really bad news; α should be infinitesimal!</text:span></text:p>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ignificance: example</text:p>
          </draw:text-box>
        </draw:frame>
        <draw:frame presentation:style-name="pr5" draw:layer="layout" svg:width="25.199cm" svg:height="14.016cm" svg:x="1.4cm" svg:y="4.507cm" presentation:class="outline" presentation:user-transformed="true">
          <draw:text-box>
            <text:list text:style-name="L3">
              <text:list-item>
                <text:p><text:span text:style-name="T16">RQ</text:span>: are <text:span text:style-name="T54">depression</text:span> levels higher<text:line-break/>in <text:span text:style-name="T54">males</text:span> than in <text:span text:style-name="T54">females</text:span>?</text:p>
                <text:list>
                  <text:list-item>
                    <text:p><text:span text:style-name="T16">IV</text:span>: <text:span text:style-name="T54">gender</text:span>; <text:span text:style-name="T16">DV</text:span>: <text:span text:style-name="T54">depression</text:span> (e.g., DES)</text:p>
                  </text:list-item>
                  <text:list-item>
                    <text:p>What is <text:span text:style-name="T55">H</text:span><text:span text:style-name="T56">0</text:span><text:span text:style-name="T57">? (recall: </text:span><text:span text:style-name="T26">H</text:span><text:span text:style-name="T58">0</text:span><text:span text:style-name="T57"> means </text:span><text:span text:style-name="T59">no</text:span><text:span text:style-name="T57"> effect!)</text:span></text:p>
                  </text:list-item>
                </text:list>
              </text:list-item>
              <text:list-item>
                <text:p><text:span text:style-name="T16">Analysis</text:span>: independent-groups <text:span text:style-name="T5">t</text:span><text:span text:style-name="T60">-test</text:span></text:p>
              </text:list-item>
              <text:list-item>
                <text:p><text:span text:style-name="T3">What does </text:span><text:span text:style-name="T4">Type-I</text:span><text:span text:style-name="T3"><text:line-break/></text:span><text:span text:style-name="T3">error mean?</text:span></text:p>
              </text:list-item>
              <text:list-item>
                <text:p><text:span text:style-name="T3">What does </text:span><text:span text:style-name="T4">Type-II</text:span><text:span text:style-name="T3"><text:line-break/></text:span><text:span text:style-name="T3">error mean?</text:span></text:p>
              </text:list-item>
            </text:list>
          </draw:text-box>
        </draw:frame>
        <draw:frame draw:style-name="gr8" draw:text-style-name="P13" draw:layer="layout" svg:width="14.817cm" svg:height="8.639cm" svg:x="12.065cm" svg:y="11.43cm">
          <draw:image xlink:href="Pictures/2000008500003EF3000019D9B5FAFAB6.wmf" xlink:type="simple" xlink:show="embed" xlink:actuate="onLoad">
            <text:p/>
          </draw:image>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user-transformed="true">
            <draw:text-box>
              <text:p>Here's an example: The null hypothesis is that gender is <text:span text:style-name="T18">not</text:span><text:span text:style-name="T3"> related to depressive symptoms; i.e., depressive levels in males are </text:span><text:span text:style-name="T18">not</text:span><text:span text:style-name="T3"> higher than in females.</text:span></text:p>
              <text:p><text:span text:style-name="T3">This would be a classic situation for the t-test comparing two independent groups.</text:span></text:p>
              <text:p><text:span text:style-name="T3">Type I error is the chance of us declaring that males do have higher depressive levels, when in fact they don't.</text:span></text:p>
              <text:p><text:span text:style-name="T3">Type II error is the chance of us shying away and saying we don't have enough evidence to show that males have higher depressive levels, when in fact they do.</text:span></text:p>
              <text:p><text:span text:style-name="T3">The blue curve represents our guess for the average depression level in the male population – the peak is at the mean of our sample data, but there is some uncertainty to our guess. <text:s/>Similarly, the red curve for the females.</text:span></text:p>
              <text:p><text:span text:style-name="T3">The pink shaded area represents the chance that actually, the female mean is </text:span><text:span text:style-name="T18">higher</text:span><text:span text:style-name="T3"> than the male mean – i.e., the null is true. <text:s/>This would mean a Type I error. <text:s/>Similarly, the blue shaded area represents Type II error.</text:span></text:p>
            </draw:text-box>
          </draw:frame>
        </presentation:notes>
      </draw:page>
      <draw:page draw:name="page10" draw:style-name="dp3" draw:master-page-name="Default" presentation:presentation-page-layout-name="AL3T19" presentation:use-footer-name="ftr1" presentation:use-date-time-name="dtd1">
        <office:forms form:automatic-focus="false" form:apply-design-mode="false"/>
        <draw:frame presentation:style-name="pr10" draw:layer="layout" svg:width="25.199cm" svg:height="3.178cm" svg:x="1cm" svg:y="0.337cm" presentation:class="title">
          <draw:text-box>
            <text:p>Impact of changing <text:span text:style-name="T39">α</text:span></text:p>
          </draw:text-box>
        </draw:frame>
        <draw:frame draw:style-name="gr8" draw:text-style-name="P13" draw:layer="layout" svg:width="19.032cm" svg:height="7.814cm" svg:x="4.445cm" svg:y="3.651cm">
          <draw:image xlink:href="Pictures/2000007600003EF3000019D975F9D357.wmf" xlink:type="simple" xlink:show="embed" xlink:actuate="onLoad">
            <text:p/>
          </draw:image>
        </draw:frame>
        <draw:frame draw:style-name="gr8" draw:text-style-name="P13" draw:layer="layout" svg:width="19.05cm" svg:height="7.819cm" svg:x="4.445cm" svg:y="12.535cm">
          <draw:image xlink:href="Pictures/2000006800003EF3000019D9176FAC3B.wmf" xlink:type="simple" xlink:show="embed" xlink:actuate="onLoad">
            <text:p/>
          </draw:image>
        </draw:frame>
        <draw:frame draw:style-name="gr3" draw:text-style-name="P14" xml:id="id11" draw:id="id11" draw:layer="layout" svg:width="4.168cm" svg:height="1.318cm" svg:x="23.495cm" svg:y="6.975cm">
          <draw:text-box>
            <text:p><text:span text:style-name="T61">α</text:span><text:span text:style-name="T62">=0.05</text:span></text:p>
          </draw:text-box>
        </draw:frame>
        <draw:frame draw:style-name="gr3" draw:text-style-name="P14" xml:id="id9" draw:id="id9" draw:layer="layout" svg:width="4.168cm" svg:height="1.318cm" svg:x="23.495cm" svg:y="14.375cm">
          <draw:text-box>
            <text:p><text:span text:style-name="T61">α</text:span><text:span text:style-name="T62">=0.01</text:span></text:p>
          </draw:text-box>
        </draw:frame>
        <draw:ellipse draw:style-name="gr9" draw:text-style-name="P9" xml:id="id10" draw:id="id10" draw:layer="layout" svg:width="2.775cm" svg:height="1.785cm" svg:x="13.97cm" svg:y="17.645cm">
          <text:p/>
        </draw:ellipse>
        <draw:ellipse draw:style-name="gr9" draw:text-style-name="P9" xml:id="id12" draw:id="id12" draw:layer="layout" svg:width="3.81cm" svg:height="2.54cm" svg:x="13.335cm" svg:y="8.29cm">
          <text:p/>
        </draw:ellipse>
        <draw:connector draw:style-name="gr10" draw:text-style-name="P9" draw:layer="layout" draw:type="line" svg:x1="23.495cm" svg:y1="15.034cm" svg:x2="16.745cm" svg:y2="18.537cm" draw:start-shape="id9" draw:end-shape="id10" draw:end-glue-point="1" svg:d="m23495 15034-6750 3503">
          <text:p/>
        </draw:connector>
        <draw:connector draw:style-name="gr10" draw:text-style-name="P9" draw:layer="layout" draw:type="line" svg:x1="23.495cm" svg:y1="7.634cm" svg:x2="17.145cm" svg:y2="9.56cm" draw:start-shape="id11" draw:start-glue-point="3" draw:end-shape="id12" draw:end-glue-point="1" svg:d="m23495 7634-6350 1926">
          <text:p/>
        </draw:connector>
        <draw:frame draw:style-name="gr3" draw:text-style-name="P15" draw:layer="layout" svg:width="20.941cm" svg:height="2.385cm" svg:x="3.365cm" svg:y="10.857cm">
          <draw:text-box>
            <text:p><text:span text:style-name="T63">(without changing data)</text:span><text:span text:style-name="T63"><text:line-break/></text:span><text:span text:style-name="T64">decreasing</text:span><text:span text:style-name="T63"> Type-I means </text:span><text:span text:style-name="T64">increasing</text:span><text:span text:style-name="T63"> Type-II!</text:span></text:p>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10" presentation:class="page"/>
          <draw:frame presentation:style-name="pr6" draw:text-style-name="P6" draw:layer="layout" svg:width="17.271cm" svg:height="12.572cm" svg:x="2.159cm" svg:y="13.271cm" presentation:class="notes">
            <draw:text-box>
              <text:p text:style-name="P6">This pair of graphics illustrates the tug-of-war that exists between Type I and Type II error (assuming that both sample size and effect size are fixed; in this case, effect size is the distance between the two peaks, divided by the pooled standard deviation).</text:p>
              <text:p text:style-name="P6">There is no free lunch; if we want to virtually eliminate the possibility of making a Type I error, we have to admit a much larger possibility of making Type II errors.</text:p>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What is the <text:span text:style-name="T18">p</text:span>-value?</text:p>
          </draw:text-box>
        </draw:frame>
        <draw:frame presentation:style-name="pr5" draw:layer="layout" svg:width="25.199cm" svg:height="14.31cm" svg:x="1.54cm" svg:y="4.889cm" presentation:class="outline" presentation:user-transformed="true">
          <draw:text-box>
            <text:list text:style-name="L3">
              <text:list-item>
                <text:p>Given <text:span text:style-name="T16">data</text:span> and assuming a <text:span text:style-name="T16">model</text:span>, the <text:span text:style-name="T55">p</text:span><text:span text:style-name="T4">-value</text:span><text:span text:style-name="T3"> is the computed probability of </text:span><text:span text:style-name="T4">Type-I</text:span><text:span text:style-name="T3"> error</text:span></text:p>
                <text:list>
                  <text:list-item>
                    <text:p><text:span text:style-name="T3">Assuming </text:span><text:span text:style-name="T60">model</text:span><text:span text:style-name="T3"> is true and </text:span><text:span text:style-name="T65">H</text:span><text:span text:style-name="T66">0</text:span><text:span text:style-name="T45"> </text:span><text:span text:style-name="T3">is true, </text:span><text:span text:style-name="T5">p</text:span><text:span text:style-name="T3"> is the probability of getting data that is</text:span><text:span text:style-name="T3"><text:line-break/></text:span><text:span text:style-name="T60">at least as extreme</text:span><text:span text:style-name="T3"> as what we observed</text:span></text:p>
                  </text:list-item>
                  <text:list-item>
                    <text:p><text:span text:style-name="T3">Note: this does </text:span><text:span text:style-name="T4">not</text:span><text:span text:style-name="T3"> tell us the probability that </text:span><text:span text:style-name="T65">H</text:span><text:span text:style-name="T66">0</text:span><text:span text:style-name="T45"> </text:span><text:span text:style-name="T3">is true! </text:span><text:span text:style-name="T60">p(data|</text:span><text:span text:style-name="T65">H</text:span><text:span text:style-name="T66">0</text:span><text:span text:style-name="T60">) </text:span><text:span text:style-name="T3">vs. </text:span><text:span text:style-name="T60">p(</text:span><text:span text:style-name="T65">H</text:span><text:span text:style-name="T66">0</text:span><text:span text:style-name="T60">|data)</text:span></text:p>
                  </text:list-item>
                </text:list>
              </text:list-item>
              <text:list-item>
                <text:p><text:span text:style-name="T67">Set the </text:span><text:span text:style-name="T16">significance level </text:span>(<text:span text:style-name="T6">α</text:span><text:span text:style-name="T12">=0.05</text:span><text:span text:style-name="T40">) according to our tolerance for Type-I error: if </text:span><text:span text:style-name="T65">p</text:span><text:span text:style-name="T12"> &lt; </text:span><text:span text:style-name="T6">α</text:span><text:span text:style-name="T7">, we are confident enough to </text:span><text:span text:style-name="T45">say the effect is real</text:span></text:p>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11" presentation:class="page"/>
          <draw:frame presentation:style-name="pr6" draw:text-style-name="P6" draw:layer="layout" svg:width="17.271cm" svg:height="13.171cm" svg:x="2.159cm" svg:y="13.271cm" presentation:class="notes" presentation:user-transformed="true">
            <draw:text-box>
              <text:p text:style-name="P6">We hear so much about p-values, so what are they, exactly?</text:p>
              <text:p text:style-name="P6">They work by first assuming that our analysis accurately models the real-world phenomenon (i.e., assuming what we hope to be true!). <text:s/>Then, in a kind of “proof by contradiction,” we find the probability of seeing the kind of data that we have, <text:span text:style-name="T18">given</text:span><text:span text:style-name="T3"> that the null hypothesis is true.</text:span></text:p>
              <text:p text:style-name="P6"><text:span text:style-name="T3">If the p-value is small (&lt;α), we probably have some pretty “extreme” data that can't be explained by the null hypothesis, so maybe that's evidence for the alternate hypothesis.</text:span></text:p>
              <text:p text:style-name="P6"><text:span text:style-name="T3">In reality, this is a roundabout way of proving our hypothesis: the p-value is a “conditional probability,” the probability of our </text:span><text:span text:style-name="T18">data</text:span><text:span text:style-name="T3">, assuming the null. <text:s/>But actually, what we ought to be after is the probability of our </text:span><text:span text:style-name="T18">hypothesis</text:span><text:span text:style-name="T3"> (either H</text:span><text:span text:style-name="T53">0</text:span><text:span text:style-name="T3"> or H</text:span><text:span text:style-name="T53">A</text:span><text:span text:style-name="T3">), given our data – i.e., how likely is it that our hypothesis is true?</text:span></text:p>
              <text:p text:style-name="P6"><text:span text:style-name="T3">This so-called “transposition fallacy” is at the root of a lot of our misinterpretations, and in recent decades has led the community toward “Bayesian analysis”. <text:s/>It's exciting stuff, but unfortunately beyond the scope of our cou</text:span>rse.</text:p>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178cm" svg:x="1cm" svg:y="0.337cm" presentation:class="title">
          <draw:text-box>
            <text:p>Myths about significance</text:p>
          </draw:text-box>
        </draw:frame>
        <draw:frame presentation:style-name="pr11" draw:layer="layout" svg:width="25.199cm" svg:height="14.267cm" svg:x="1.4cm" svg:y="4.507cm" presentation:class="outline">
          <draw:text-box>
            <text:list text:style-name="L3">
              <text:list-item>
                <text:list>
                  <text:list-item>
                    <text:p><text:span text:style-name="T18">(why are these all myths?)</text:span></text:p>
                  </text:list-item>
                </text:list>
              </text:list-item>
              <text:list-item>
                <text:p><text:span text:style-name="T54">Myth 1</text:span>: “If a result is not significant, it proves there is <text:span text:style-name="T16">no effect</text:span>.”</text:p>
              </text:list-item>
              <text:list-item>
                <text:p><text:span text:style-name="T54">Myth 2</text:span>: “The obtained significance level indicates the <text:span text:style-name="T16">reliability</text:span> of the research finding.”</text:p>
              </text:list-item>
              <text:list-item>
                <text:p><text:span text:style-name="T54">Myth 3</text:span>: “The significance level tells you how <text:span text:style-name="T16">big</text:span> or important an effect is.”</text:p>
              </text:list-item>
              <text:list-item>
                <text:p><text:span text:style-name="T54">Myth 4</text:span>: “If an effect is statistically significant, it must be <text:span text:style-name="T16">clinically</text:span> significant.”</text:p>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12" presentation:class="page"/>
          <draw:frame presentation:style-name="pr12" draw:text-style-name="P6" draw:layer="layout" svg:width="17.271cm" svg:height="12.572cm" svg:x="2.159cm" svg:y="13.271cm" presentation:class="notes">
            <draw:text-box>
              <text:list text:style-name="L5">
                <text:list-item>
                  <text:p text:style-name="P6">If p&gt;α, we “fail to reject the null”, meaning there is insufficient evidence for an effect. <text:s/>Perhaps the effect is real, but it's too small to detect in this study (effect size), or our sample size is too small.</text:p>
                </text:list-item>
                <text:list-item>
                  <text:p text:style-name="P6">Reliability is a whole other topic; it has to do with repeating the experiment on other samples within the same population, or even on different populations. <text:s/>The p-value pertains only to this specific study.</text:p>
                </text:list-item>
                <text:list-item>
                  <text:p text:style-name="P6">Effect size and significance are two different components of the “Big 4”; it's possible to have a significant but small effect, and it's possible to observe a large effect size but for it to not be significant (in which case, we might want to duplicate the study with more data).</text:p>
                </text:list-item>
                <text:list-item>
                  <text:p text:style-name="P6">Clinical significance is a larger topic which requires domain expertise, prior work / lit. review, etc. <text:s/>There are plenty of studies that show fantastic significance on an effect (or a population) that is totally irrelevant for clinical work. <text:s/>Garbage in, garbage out!</text:p>
                </text:list-item>
              </text:list>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presentation:user-transformed="true">
          <draw:text-box>
            <text:p>Problems with relying on <text:span text:style-name="T18">p</text:span>-val</text:p>
          </draw:text-box>
        </draw:frame>
        <draw:frame presentation:style-name="pr5" draw:layer="layout" svg:width="25.199cm" svg:height="14.726cm" svg:x="1.4cm" svg:y="4.507cm" presentation:class="outline" presentation:user-transformed="true">
          <draw:text-box>
            <text:list text:style-name="L3">
              <text:list-item>
                <text:p>When <text:span text:style-name="T54">sample size</text:span> is <text:span text:style-name="T16">low</text:span>, <text:span text:style-name="T5">p</text:span> is usually too <text:span text:style-name="T16">big</text:span></text:p>
                <text:list>
                  <text:list-item>
                    <text:p>→ if effect size is big, try bigger sample</text:p>
                  </text:list-item>
                </text:list>
              </text:list-item>
              <text:list-item>
                <text:p>When <text:span text:style-name="T54">sample size</text:span> is very <text:span text:style-name="T16">big</text:span>,<text:line-break/><text:span text:style-name="T5">p</text:span><text:span text:style-name="T3"> can easily be very </text:span><text:span text:style-name="T4">small</text:span><text:span text:style-name="T3"> even for tiny effects</text:span></text:p>
                <text:list>
                  <text:list-item>
                    <text:p><text:span text:style-name="T3">e.g., avg </text:span><text:span text:style-name="T68">IQ</text:span><text:span text:style-name="T3"> of men is </text:span><text:span text:style-name="T68">0.8</text:span><text:span text:style-name="T3">pts higher than </text:span><text:span text:style-name="T68">IQ</text:span><text:span text:style-name="T3"> of women, in a sample of </text:span><text:span text:style-name="T68">10,000</text:span><text:span text:style-name="T3">: </text:span><text:span text:style-name="T4">statistically</text:span><text:span text:style-name="T3"> significant, but is it</text:span><text:span text:style-name="T3"><text:line-break/></text:span><text:span text:style-name="T4">clinically</text:span><text:span text:style-name="T3"> significant?</text:span></text:p>
                  </text:list-item>
                </text:list>
              </text:list-item>
              <text:list-item>
                <text:p><text:span text:style-name="T3">When </text:span><text:span text:style-name="T4">many tests</text:span><text:span text:style-name="T3"> are run, one of them is bound to turn up significant by random chance</text:span></text:p>
                <text:list>
                  <text:list-item>
                    <text:p><text:span text:style-name="T3">→ </text:span><text:span text:style-name="T4">multiple comparisons</text:span><text:span text:style-name="T3">: inflated </text:span><text:span text:style-name="T60">Type-I</text:span></text:p>
                  </text:list-item>
                </text:list>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13" presentation:class="page"/>
          <draw:frame presentation:style-name="pr6" draw:layer="layout" svg:width="17.271cm" svg:height="12.572cm" svg:x="2.159cm" svg:y="13.271cm" presentation:class="notes">
            <draw:text-box>
              <text:p>Classically, researchers would care only about the p-value, and in particular, whether it meets the “magic” threshold of 0.05. <text:s/>But:</text:p>
              <text:list text:style-name="L2">
                <text:list-item>
                  <text:p>A non-significant result may actually be indicative of something interesting; you just need a larger sample size to confirm it. <text:s/>Conversely,</text:p>
                </text:list-item>
                <text:list-item>
                  <text:p>Very large samples often yield significance on just about any test, because of the sheer size of the sample. <text:s/>So take those p-values with a grain of salt. <text:s/>On the IQ scale, a difference of 0.8pts means nothing.</text:p>
                </text:list-item>
                <text:list-item>
                  <text:p>If we take a “shotgun” approach and blindly apply dozens of statistical tests to a dataset, by sheer chance a few of them are bound to turn up significant – even if the data is purely noise. <text:s/>If each of those tests has its own α, all of those Type I errors add up!<text:line-break/>We'll talk more about multiple comparisons later in ANOVA.</text:p>
                </text:list-item>
              </text:list>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Outline for today</text:p>
          </draw:text-box>
        </draw:frame>
        <draw:frame presentation:style-name="pr5" draw:text-style-name="P5" draw:layer="layout" svg:width="25.199cm" svg:height="14.657cm" svg:x="1.4cm" svg:y="4.507cm" presentation:class="outline" presentation:user-transformed="true">
          <draw:text-box>
            <text:list text:style-name="L3">
              <text:list-item>
                <text:p><text:span text:style-name="T19">Discussion of research article (Missirlian et al)</text:span></text:p>
              </text:list-item>
              <text:list-item>
                <text:p><text:span text:style-name="T19">Power analysis (the “Big 4”):</text:span></text:p>
                <text:list>
                  <text:list-item>
                    <text:p><text:span text:style-name="T19">Statistical significance (</text:span><text:span text:style-name="T20">p</text:span><text:span text:style-name="T19">-value, </text:span><text:span text:style-name="T21">α</text:span><text:span text:style-name="T22">)</text:span></text:p>
                    <text:list>
                      <text:list-item>
                        <text:p><text:span text:style-name="T23">What does the </text:span><text:span text:style-name="T24">p</text:span><text:span text:style-name="T23">-value mean, really?</text:span></text:p>
                      </text:list-item>
                    </text:list>
                  </text:list-item>
                  <text:list-item>
                    <text:p><text:span text:style-name="T22">Power (1-β)</text:span></text:p>
                  </text:list-item>
                  <text:list-item>
                    <text:p><text:span text:style-name="T13">Effect size (Cohen's rules of thumb)</text:span></text:p>
                  </text:list-item>
                  <text:list-item>
                    <text:p><text:span text:style-name="T22">Sample size (n)</text:span></text:p>
                    <text:list>
                      <text:list-item>
                        <text:p><text:span text:style-name="T23">Calculating min required sample size</text:span></text:p>
                      </text:list-item>
                    </text:list>
                  </text:list-item>
                </text:list>
              </text:list-item>
              <text:list-item>
                <text:p><text:span text:style-name="T15">Overview of linear models for analysis</text:span></text:p>
              </text:list-item>
              <text:list-item>
                <text:p><text:span text:style-name="T22">SPSS tips for data prep and analysis</text:span></text:p>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178cm" svg:x="1cm" svg:y="0.337cm" presentation:class="title">
          <draw:text-box>
            <text:p>Effect size</text:p>
          </draw:text-box>
        </draw:frame>
        <draw:frame presentation:style-name="pr11" draw:layer="layout" svg:width="25.199cm" svg:height="14.267cm" svg:x="1.4cm" svg:y="4.507cm" presentation:class="outline">
          <draw:text-box>
            <text:list text:style-name="L3">
              <text:list-item>
                <text:p>Historically, researchers only looked at <text:span text:style-name="T16">significance</text:span>, but what about the effect <text:span text:style-name="T16">size</text:span>?</text:p>
              </text:list-item>
              <text:list-item>
                <text:p><text:span text:style-name="T3">A </text:span><text:span text:style-name="T4">small</text:span><text:span text:style-name="T3"> study might yield </text:span><text:span text:style-name="T4">non-significance</text:span><text:span text:style-name="T3"> but a strong </text:span><text:span text:style-name="T4">effect</text:span><text:span text:style-name="T3"> </text:span><text:span text:style-name="T4">size</text:span></text:p>
                <text:list>
                  <text:list-item>
                    <text:p><text:span text:style-name="T3">Could be </text:span><text:span text:style-name="T4">spurious</text:span><text:span text:style-name="T3">, but could also be real</text:span></text:p>
                  </text:list-item>
                  <text:list-item>
                    <text:p><text:span text:style-name="T3">Motivates </text:span><text:span text:style-name="T4">meta-analysis</text:span><text:span text:style-name="T3"> –</text:span><text:span text:style-name="T3"><text:line-break/></text:span><text:span text:style-name="T4">repeat</text:span><text:span text:style-name="T3"> the experiment, </text:span><text:span text:style-name="T4">combine</text:span><text:span text:style-name="T3"> results: with more data, it might be significant!</text:span></text:p>
                  </text:list-item>
                </text:list>
              </text:list-item>
              <text:list-item>
                <text:p><text:span text:style-name="T3">Current research standards require reporting </text:span><text:span text:style-name="T4">both</text:span><text:span text:style-name="T3"> </text:span><text:span text:style-name="T18">p</text:span><text:span text:style-name="T3">-value as well as effect size</text:span></text:p>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15" presentation:class="page"/>
          <draw:frame presentation:style-name="pr6" draw:text-style-name="P6" draw:layer="layout" svg:width="17.271cm" svg:height="12.572cm" svg:x="2.159cm" svg:y="13.271cm" presentation:class="notes">
            <draw:text-box>
              <text:p text:style-name="P6">Particularly in social sciences like psychology, gathering data can be challenging, time-consuming, and expensive. <text:s/>Especially for exploratory research where the metrics might not be widely accepted yet, a small study can still be quite useful if it shows a large effect, even if the p-value is not super-low below 0.05.</text:p>
              <text:p text:style-name="P6">Meta-analysis means combining the results of many similar experiments (being careful to match populations, sampling and evaluation methodologies, and metrics).</text:p>
              <text:p text:style-name="P6">APA rules (and the research community) expect that <text:span text:style-name="T18">any</text:span><text:span text:style-name="T3"> result you report will include not only the p-value but also the effect size. <text:s/>How you determine the effect size depends on the kind of analysis.</text:span></text:p>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Measures of effect size</text:p>
          </draw:text-box>
        </draw:frame>
        <draw:frame presentation:style-name="pr5" draw:layer="layout" svg:width="25.199cm" svg:height="15.79cm" svg:x="1.4cm" svg:y="4.507cm" presentation:class="outline" presentation:user-transformed="true">
          <draw:text-box>
            <text:list text:style-name="L3">
              <text:list-item>
                <text:p>For <text:span text:style-name="T55">t</text:span><text:span text:style-name="T4">-test</text:span><text:span text:style-name="T3"> and any </text:span><text:span text:style-name="T4">between-groups</text:span><text:span text:style-name="T3"> comparison:</text:span></text:p>
                <text:list>
                  <text:list-item>
                    <text:p><text:span text:style-name="T3">Difference of </text:span><text:span text:style-name="T4">means</text:span><text:span text:style-name="T3">: </text:span><text:span text:style-name="T5">d</text:span><text:span text:style-name="T3"> =</text:span><text:span text:style-name="T60"> (</text:span><text:span text:style-name="T6">μ</text:span><text:span text:style-name="T69">1</text:span><text:span text:style-name="T48"> – </text:span><text:span text:style-name="T32">μ</text:span><text:span text:style-name="T69">2</text:span><text:span text:style-name="T48">)/</text:span><text:span text:style-name="T32">σ</text:span></text:p>
                  </text:list-item>
                </text:list>
              </text:list-item>
              <text:list-item>
                <text:p><text:span text:style-name="T30">For </text:span><text:span text:style-name="T31">ANOVA</text:span><text:span text:style-name="T30">: </text:span><text:span text:style-name="T32">η</text:span><text:span text:style-name="T70">2</text:span><text:span text:style-name="T30"> (eta-squared):</text:span></text:p>
                <text:list>
                  <text:list-item>
                    <text:p><text:span text:style-name="T30">Overall effect of IV on DV</text:span></text:p>
                  </text:list-item>
                </text:list>
              </text:list-item>
              <text:list-item>
                <text:p><text:span text:style-name="T30">For bivariate </text:span><text:span text:style-name="T31">correlation</text:span><text:span text:style-name="T30"> (Pearson, Spearman):</text:span></text:p>
                <text:list>
                  <text:list-item>
                    <text:p><text:span text:style-name="T29">r </text:span><text:span text:style-name="T30">or </text:span><text:span text:style-name="T71">r</text:span><text:span text:style-name="T72">2</text:span><text:span text:style-name="T30">: </text:span><text:span text:style-name="T73">r</text:span><text:span text:style-name="T70">2</text:span><text:span text:style-name="T30"> is fraction of variability in one var explained by the other var</text:span></text:p>
                  </text:list-item>
                </text:list>
              </text:list-item>
              <text:list-item>
                <text:p><text:span text:style-name="T30">For </text:span><text:span text:style-name="T31">regression</text:span><text:span text:style-name="T30">: </text:span><text:span text:style-name="T29">R</text:span><text:span text:style-name="T74">2</text:span><text:span text:style-name="T30"> and </text:span><text:span text:style-name="T32">Δ</text:span><text:span text:style-name="T73">R</text:span><text:span text:style-name="T70">2</text:span><text:span text:style-name="T30"> (“</text:span><text:span text:style-name="T29">R</text:span><text:span text:style-name="T74">2</text:span><text:span text:style-name="T30">-change”)</text:span></text:p>
                <text:list>
                  <text:list-item>
                    <text:p><text:span text:style-name="T30">Fraction of variability in DV explained</text:span><text:span text:style-name="T30"><text:line-break/></text:span><text:span text:style-name="T30">by overall model (</text:span><text:span text:style-name="T29">R</text:span><text:span text:style-name="T74">2</text:span><text:span text:style-name="T30">) or</text:span><text:span text:style-name="T30"><text:line-break/></text:span><text:span text:style-name="T30">by each predictor (Δ</text:span><text:span text:style-name="T29">R</text:span><text:span text:style-name="T74">2</text:span><text:span text:style-name="T30">)</text:span></text:p>
                  </text:list-item>
                </text:list>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16" presentation:class="page"/>
          <draw:frame presentation:style-name="pr6" draw:text-style-name="P6" draw:layer="layout" svg:width="17.271cm" svg:height="12.572cm" svg:x="2.159cm" svg:y="13.271cm" presentation:class="notes" presentation:user-transformed="true">
            <draw:text-box>
              <text:p text:style-name="P6">For comparisons of two independent groups, the effect size is the difference of means, in units of standard deviation (think of it like a z-score).</text:p>
              <text:p text:style-name="P6">For all other analyses looking at relationships amongst variables, the effect size measures how much of the variability in the outcome variable(s) is explained by the model.</text:p>
              <text:p text:style-name="P6">E.g., say we're looking at levels of depressive symptoms; say BDI is our outcome variable. <text:s/>Our population will show a wide range of BDI scores; our objective is to explain what causes one person to have high scores and another to have low scores.</text:p>
              <text:p text:style-name="P6">The effect size tells us what fraction of that variability in BDI scores in our sample is explained by our predictive model. <text:s text:c="2"/>We want it to be close to 100%; in reality, anything over 25% is already pretty big.</text:p>
              <text:p text:style-name="P6">Remember, this is a separate issue from <text:span text:style-name="T18">significance</text:span><text:span text:style-name="T3"> – which deals with whether the observed effect is real or simply spurious from our particular sample.</text:span></text:p>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178cm" svg:x="1cm" svg:y="0.337cm" presentation:class="title">
          <draw:text-box>
            <text:p>Interpreting effect size</text:p>
          </draw:text-box>
        </draw:frame>
        <draw:frame presentation:style-name="pr11" draw:layer="layout" svg:width="25.199cm" svg:height="14.267cm" svg:x="1.4cm" svg:y="4.507cm" presentation:class="outline">
          <draw:text-box>
            <text:list text:style-name="L3">
              <text:list-item>
                <text:p>What constitutes a “<text:span text:style-name="T16">big</text:span>” effect size?</text:p>
              </text:list-item>
              <text:list-item>
                <text:p>Consult literature for the <text:span text:style-name="T16">phenomenon</text:span> of study</text:p>
              </text:list-item>
              <text:list-item>
                <text:p><text:span text:style-name="T16">Cohen '92</text:span>, <text:span text:style-name="T18">“A Power Primer”</text:span><text:span text:style-name="T3">: rules of thumb</text:span></text:p>
                <text:list>
                  <text:list-item>
                    <text:p><text:span text:style-name="T3">Somewhat arbitrary, though!</text:span></text:p>
                  </text:list-item>
                </text:list>
              </text:list-item>
              <text:list-item>
                <text:p><text:span text:style-name="T3">For correlation-type </text:span><text:span text:style-name="T55">r</text:span><text:span text:style-name="T4"> </text:span><text:span text:style-name="T3">measures:</text:span></text:p>
                <text:list>
                  <text:list-item>
                    <text:p><text:span text:style-name="T4">0.10</text:span><text:span text:style-name="T3"> → </text:span><text:span text:style-name="T4">small</text:span><text:span text:style-name="T3"> effect (1% of var. explained)</text:span></text:p>
                  </text:list-item>
                  <text:list-item>
                    <text:p><text:span text:style-name="T4">0.30</text:span><text:span text:style-name="T3"> → </text:span><text:span text:style-name="T4">medium</text:span><text:span text:style-name="T3"> effect (9% of variability)</text:span></text:p>
                  </text:list-item>
                  <text:list-item>
                    <text:p><text:span text:style-name="T4">0.50</text:span><text:span text:style-name="T3"> → </text:span><text:span text:style-name="T4">large</text:span><text:span text:style-name="T3"> effect (25%)</text:span></text:p>
                  </text:list-item>
                </text:list>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17" presentation:class="page"/>
          <draw:frame presentation:style-name="pr6" draw:text-style-name="P6" draw:layer="layout" svg:width="17.271cm" svg:height="12.572cm" svg:x="2.159cm" svg:y="13.271cm" presentation:class="notes" presentation:user-transformed="true">
            <draw:text-box>
              <text:p text:style-name="P6">These are all soft guidelines, not rigorous boundaries. <text:s/>See the supplementary reading for more details; you also want to do your lit. review in your field of interest and see what effect sizes other studies came up with for the same effects.</text:p>
              <text:p text:style-name="P6">Note that the 0.10/0.30/0.50 guidelines are for r; for r-squared (i.e., fraction of variability explained), you need to square those values.</text:p>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178cm" svg:x="1cm" svg:y="0.337cm" presentation:class="title">
          <draw:text-box>
            <text:p>Example: dependent <text:span text:style-name="T18">t</text:span><text:span text:style-name="T3">-test</text:span></text:p>
          </draw:text-box>
        </draw:frame>
        <draw:frame presentation:style-name="pr11" draw:layer="layout" svg:width="25.199cm" svg:height="14.267cm" svg:x="1.4cm" svg:y="4.507cm" presentation:class="outline">
          <draw:text-box>
            <text:list text:style-name="L3">
              <text:list-item>
                <text:p><text:span text:style-name="T16">Dataset</text:span>: <text:span text:style-name="T54">SpiderRM.sav</text:span></text:p>
              </text:list-item>
              <text:list-item>
                <text:p><text:span text:style-name="T16">12</text:span> individuals, first shown <text:span text:style-name="T16">picture</text:span> of spider, then shown <text:span text:style-name="T16">real</text:span> spider → measured <text:span text:style-name="T16">anxiety</text:span></text:p>
              </text:list-item>
              <text:list-item>
                <text:p><text:span text:style-name="T16">Compare Means</text:span> → <text:span text:style-name="T16">Paired</text:span>-Samples T Test</text:p>
              </text:list-item>
              <text:list-item>
                <text:p>SPSS results:<text:span text:style-name="T16"> </text:span><text:span text:style-name="T55">t</text:span><text:span text:style-name="T16">(11)=-2.473, </text:span><text:span text:style-name="T55">p</text:span><text:span text:style-name="T16">&lt;0.05</text:span></text:p>
              </text:list-item>
              <text:list-item>
                <text:p>Calculate <text:span text:style-name="T16">effect size</text:span>: see text, p.332 (<text:span text:style-name="T39">§</text:span><text:span text:style-name="T40">9.4.6)</text:span></text:p>
                <text:list>
                  <text:list-item>
                    <text:p><text:span text:style-name="T43">r </text:span><text:span text:style-name="T7">~ 0.5978 (big? Small?)</text:span></text:p>
                  </text:list-item>
                </text:list>
              </text:list-item>
              <text:list-item>
                <text:p><text:span text:style-name="T7">Report </text:span><text:span text:style-name="T11">sample size</text:span><text:span text:style-name="T7"> (</text:span><text:span text:style-name="T43">df</text:span><text:span text:style-name="T7">),</text:span><text:span text:style-name="T7"><text:line-break/></text:span><text:span text:style-name="T11">test statistic</text:span><text:span text:style-name="T7"> (</text:span><text:span text:style-name="T43">t</text:span><text:span text:style-name="T7">),</text:span><text:span text:style-name="T11"> </text:span><text:span text:style-name="T75">p</text:span><text:span text:style-name="T11">-value</text:span><text:span text:style-name="T7">,</text:span><text:span text:style-name="T7"><text:line-break/></text:span><text:span text:style-name="T7">and </text:span><text:span text:style-name="T11">effect size </text:span><text:span text:style-name="T7">(</text:span><text:span text:style-name="T43">r</text:span><text:span text:style-name="T7">)</text:span></text:p>
              </text:list-item>
            </text:list>
          </draw:text-box>
        </draw:frame>
        <draw:frame draw:style-name="gr11" draw:layer="layout" svg:width="6.629cm" svg:height="3.819cm" svg:x="16.866cm" svg:y="13.97cm">
          <draw:object xlink:href="./Object 1" xlink:type="simple" xlink:show="embed" xlink:actuate="onLoad"/>
          <draw:image xlink:href="./ObjectReplacements/Object 1" xlink:type="simple" xlink:show="embed" xlink:actuate="onLoad"/>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18" presentation:class="page"/>
          <draw:frame presentation:style-name="pr6" draw:text-style-name="P6" draw:layer="layout" svg:width="17.271cm" svg:height="12.572cm" svg:x="2.159cm" svg:y="13.271cm" presentation:class="notes">
            <draw:text-box>
              <text:p text:style-name="P6">Quick example in SPSS: download this dataset from our webpage and open it up in SPSS. <text:s/>Make sure you understand what the variables represent: in this dataset, the <text:span text:style-name="T18">same</text:span><text:span text:style-name="T3"> person is exposed both to the picture and to the real spider.</text:span></text:p>
              <text:p text:style-name="P6">The paired-samples t-test gives us all the numbers we need.</text:p>
              <text:p text:style-name="P6">We can then manually calculate (e.g., using a calculator, or Excel, or even Google) the effect size using the indicated equation.</text:p>
              <text:p text:style-name="P6">We interpret this effect size as a <text:span text:style-name="T18">large</text:span><text:span text:style-name="T3"> one.</text:span></text:p>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178cm" svg:x="1cm" svg:y="0.337cm" presentation:class="title">
          <draw:text-box>
            <text:p>Finding needed sample size</text:p>
          </draw:text-box>
        </draw:frame>
        <draw:frame presentation:style-name="pr11" draw:layer="layout" svg:width="25.199cm" svg:height="14.267cm" svg:x="1.4cm" svg:y="4.507cm" presentation:class="outline">
          <draw:text-box>
            <text:list text:style-name="L3">
              <text:list-item>
                <text:p>Experimental <text:span text:style-name="T16">design</text:span>: what is the minimum <text:span text:style-name="T16">sample size</text:span> needed to attain the desired level of <text:span text:style-name="T16">significance</text:span>, <text:span text:style-name="T16">power</text:span>, and <text:span text:style-name="T16">effect size</text:span> (assuming there is a real relationship)?</text:p>
              </text:list-item>
              <text:list-item>
                <text:p>Choose <text:span text:style-name="T16">level of significance</text:span>: usually <text:span text:style-name="T39">α </text:span><text:span text:style-name="T40">= </text:span><text:span text:style-name="T76">0.05</text:span></text:p>
              </text:list-item>
              <text:list-item>
                <text:p><text:span text:style-name="T40">Choose </text:span><text:span text:style-name="T42">power</text:span><text:span text:style-name="T40">: usually 1-</text:span><text:span text:style-name="T39">β</text:span><text:span text:style-name="T40"> = </text:span><text:span text:style-name="T76">0.80</text:span></text:p>
              </text:list-item>
              <text:list-item>
                <text:p><text:span text:style-name="T40">Choose desired </text:span><text:span text:style-name="T42">effect size</text:span></text:p>
                <text:list>
                  <text:list-item>
                    <text:p><text:span text:style-name="T40">From literature or Cohen's rules of thumb</text:span></text:p>
                  </text:list-item>
                </text:list>
              </text:list-item>
              <text:list-item>
                <text:p><text:span text:style-name="T40">→ </text:span><text:span text:style-name="T40">use </text:span><text:span text:style-name="T76">GPower</text:span><text:span text:style-name="T40"> or similar to calculate the required sample size (do this for your </text:span><text:span text:style-name="T42">project</text:span><text:span text:style-name="T40">!)</text:span></text:p>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19" presentation:class="page"/>
          <draw:frame presentation:style-name="pr6" draw:text-style-name="P6" draw:layer="layout" svg:width="17.271cm" svg:height="12.572cm" svg:x="2.159cm" svg:y="13.271cm" presentation:class="notes" presentation:user-transformed="true">
            <draw:text-box>
              <text:p text:style-name="P6">For experimental design, we typically need an “a priori” power analysis: we set α, β, and the minimum effect size we desire to detect, and then we can calculate the minimum sample size required.</text:p>
              <text:p text:style-name="P6">A software tool we can use is G*Power; this is free for you to download and install on your own computers, and also pre-installed on campus computers. <text:s/>(See our course homepage for a link.)</text:p>
              <text:p text:style-name="P6">You need to know the kind of statistical test you plan to perform (t-test, ANOVA, regression, etc.). <text:s/>You can choose this either by selecting a “Test family” and then a particular “Statistical test”, or simply by choosing a test from the menubar.</text:p>
              <text:p text:style-name="P6">Next, select the “Type of power analysis” to be “A priori”. <text:s/>This menu illustrates the “Big 4” – define any 3, and use G*Power to calculate the 4<text:span text:style-name="T35">th</text:span>.</text:p>
              <text:p text:style-name="P6">Input α (0.05), the power (0.80), and effect size (according to Cohen's guidelines), and hit “Calculate” to get the minimum required sample size.</text:p>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Power vs. sample size</text:p>
          </draw:text-box>
        </draw:frame>
        <draw:frame presentation:style-name="pr9" draw:layer="layout" svg:width="25.199cm" svg:height="1.843cm" svg:x="1.4cm" svg:y="4.507cm" presentation:class="outline" presentation:user-transformed="true">
          <draw:text-box>
            <text:list text:style-name="L3">
              <text:list-item>
                <text:p><text:span text:style-name="T39">Choose </text:span><text:span text:style-name="T77">α</text:span><text:span text:style-name="T76">=0.05</text:span><text:span text:style-name="T40">, effect size </text:span><text:span text:style-name="T65">d</text:span><text:span text:style-name="T76">=0.50</text:span><text:span text:style-name="T40">, and vary </text:span><text:span text:style-name="T76">β</text:span><text:span text:style-name="T40">:</text:span></text:p>
              </text:list-item>
            </text:list>
          </draw:text-box>
        </draw:frame>
        <draw:frame draw:style-name="gr8" draw:text-style-name="P13" draw:layer="layout" svg:width="24.376cm" svg:height="14.305cm" svg:x="1.779cm" svg:y="5.331cm">
          <draw:image xlink:href="Pictures/200000B7000050A000002DB148D56D41.wmf" xlink:type="simple" xlink:show="embed" xlink:actuate="onLoad">
            <text:p/>
          </draw:image>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20" presentation:class="page"/>
          <draw:frame presentation:style-name="pr6" draw:text-style-name="P6" draw:layer="layout" svg:width="17.271cm" svg:height="12.572cm" svg:x="2.159cm" svg:y="13.271cm" presentation:class="notes" presentation:user-transformed="true">
            <draw:text-box>
              <text:p text:style-name="P6">Instead of pressing “Calculate”, you can also get a snazzy 2D plot for any pair of parameters from the “Big 4”.</text:p>
              <text:p text:style-name="P6">For instance, you can see how the minimum sample size goes up as the power increases (i.e., as the chance of Type II error is reduced).</text:p>
              <text:p text:style-name="P6">The other two parameters in the “Big 4” – in this case, α and the effect size – are fixed.</text:p>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Outline for today</text:p>
          </draw:text-box>
        </draw:frame>
        <draw:frame presentation:style-name="pr5" draw:text-style-name="P5" draw:layer="layout" svg:width="25.199cm" svg:height="14.657cm" svg:x="1.4cm" svg:y="4.507cm" presentation:class="outline" presentation:user-transformed="true">
          <draw:text-box>
            <text:list text:style-name="L3">
              <text:list-item>
                <text:p><text:span text:style-name="T19">Discussion of research article (Missirlian et al)</text:span></text:p>
              </text:list-item>
              <text:list-item>
                <text:p><text:span text:style-name="T19">Power analysis (the “Big 4”):</text:span></text:p>
                <text:list>
                  <text:list-item>
                    <text:p><text:span text:style-name="T19">Statistical significance (</text:span><text:span text:style-name="T20">p</text:span><text:span text:style-name="T19">-value, </text:span><text:span text:style-name="T21">α</text:span><text:span text:style-name="T22">)</text:span></text:p>
                    <text:list>
                      <text:list-item>
                        <text:p><text:span text:style-name="T23">What does the </text:span><text:span text:style-name="T24">p</text:span><text:span text:style-name="T23">-value mean, really?</text:span></text:p>
                      </text:list-item>
                    </text:list>
                  </text:list-item>
                  <text:list-item>
                    <text:p><text:span text:style-name="T22">Power (1-β)</text:span></text:p>
                  </text:list-item>
                  <text:list-item>
                    <text:p><text:span text:style-name="T15">Effect size (Cohen's rules of thumb)</text:span></text:p>
                  </text:list-item>
                  <text:list-item>
                    <text:p><text:span text:style-name="T22">Sample size (n)</text:span></text:p>
                    <text:list>
                      <text:list-item>
                        <text:p><text:span text:style-name="T23">Calculating min required sample size</text:span></text:p>
                      </text:list-item>
                    </text:list>
                  </text:list-item>
                </text:list>
              </text:list-item>
              <text:list-item>
                <text:p><text:span text:style-name="T13">Overview of linear models for analysis</text:span></text:p>
              </text:list-item>
              <text:list-item>
                <text:p><text:span text:style-name="T22">SPSS tips for data prep and analysis</text:span></text:p>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presentation:user-transformed="true">
          <draw:text-box>
            <text:p>Overview of Linear Methods</text:p>
          </draw:text-box>
        </draw:frame>
        <draw:frame presentation:style-name="pr5" draw:layer="layout" svg:width="25.199cm" svg:height="15.143cm" svg:x="1.4cm" svg:y="4.507cm" presentation:class="outline" presentation:user-transformed="true">
          <draw:text-box>
            <text:list text:style-name="L3">
              <text:list-item>
                <text:p>For <text:span text:style-name="T67">scale-level</text:span> DV:</text:p>
                <text:list>
                  <text:list-item>
                    <text:p><text:span text:style-name="T16">dichotomous</text:span> IV → indep <text:span text:style-name="T5">t</text:span><text:span text:style-name="T60">-test</text:span></text:p>
                  </text:list-item>
                  <text:list-item>
                    <text:p><text:span text:style-name="T4">categorical</text:span><text:span text:style-name="T3"> IV → one-way </text:span><text:span text:style-name="T60">ANOVA</text:span></text:p>
                  </text:list-item>
                  <text:list-item>
                    <text:p><text:span text:style-name="T4">multiple</text:span><text:span text:style-name="T3"> categorical IVs → </text:span><text:span text:style-name="T60">factorial</text:span><text:span text:style-name="T3"> ANOVA</text:span></text:p>
                  </text:list-item>
                  <text:list-item>
                    <text:p><text:span text:style-name="T4">scale</text:span><text:span text:style-name="T3"> IV → </text:span><text:span text:style-name="T60">correlation</text:span><text:span text:style-name="T3"> or </text:span><text:span text:style-name="T60">regression</text:span></text:p>
                  </text:list-item>
                  <text:list-item>
                    <text:p><text:span text:style-name="T4">multiple</text:span><text:span text:style-name="T3"> scale IVs → </text:span><text:span text:style-name="T60">multiple regression</text:span></text:p>
                  </text:list-item>
                </text:list>
              </text:list-item>
              <text:list-item>
                <text:p><text:span text:style-name="T3">For categorical DV:</text:span></text:p>
                <text:list>
                  <text:list-item>
                    <text:p><text:span text:style-name="T4">categorical</text:span><text:span text:style-name="T3"> IV → </text:span><text:span text:style-name="T60">χ</text:span><text:span text:style-name="T78">2</text:span><text:span text:style-name="T79"> or </text:span><text:span text:style-name="T80">log-linear</text:span></text:p>
                  </text:list-item>
                  <text:list-item>
                    <text:p><text:span text:style-name="T81">scale</text:span><text:span text:style-name="T79"> IV → </text:span><text:span text:style-name="T80">logistic</text:span><text:span text:style-name="T79"> regression</text:span></text:p>
                  </text:list-item>
                </text:list>
              </text:list-item>
              <text:list-item>
                <text:p><text:span text:style-name="T3">Also: </text:span><text:span text:style-name="T4">repeated</text:span><text:span text:style-name="T3"> measures and mixed-effects</text:span></text:p>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22" presentation:class="page"/>
          <draw:frame presentation:style-name="pr6" draw:text-style-name="P6" draw:layer="layout" svg:width="17.271cm" svg:height="12.572cm" svg:x="2.159cm" svg:y="13.271cm" presentation:class="notes">
            <draw:text-box>
              <text:p text:style-name="P6">We'll get into each one of these tests in much more detail as the semester progresses, but this is a high-level overview to help you as you find data, think about research questions to ask of the data, and determine if the dataset has sufficient sample size for your purposes.</text:p>
              <text:p text:style-name="P6">Remember that you need to do a separate G*Power analysis for <text:span text:style-name="T18">each</text:span><text:span text:style-name="T3"> of your main research questions!</text:span></text:p>
              <text:p text:style-name="P6"><text:span text:style-name="T3">But don't stress out; also remember that exploratory analysis means your RQs may well change as you get into the data, and you'll be re-doing the G*Power analysis each time that happens.</text:span></text:p>
              <text:p text:style-name="P6"><text:span text:style-name="T3">Let the data tell you what it holds (“exegesis”) rather than you telling the data what you want to see (“eisegesis”). <text:s/>The journey is more important than the destination!</text:span></text:p>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PSS tips!</text:p>
          </draw:text-box>
        </draw:frame>
        <draw:frame presentation:style-name="pr5" draw:layer="layout" svg:width="25.199cm" svg:height="14.923cm" svg:x="1.4cm" svg:y="4.507cm" presentation:class="outline" presentation:user-transformed="true">
          <draw:text-box>
            <text:list text:style-name="L3">
              <text:list-item>
                <text:p><text:span text:style-name="T16">Plan out</text:span> the characteristics of your variables before you start data-entry</text:p>
              </text:list-item>
              <text:list-item>
                <text:p>You can <text:span text:style-name="T16">reorder</text:span> variables: cluster related ones</text:p>
              </text:list-item>
              <text:list-item>
                <text:p>Create a var holding unique <text:span text:style-name="T16">ID#</text:span> for each case</text:p>
              </text:list-item>
              <text:list-item>
                <text:p>Variable <text:span text:style-name="T16">names</text:span> can't have spaces: try “<text:span text:style-name="T16">_</text:span>”</text:p>
              </text:list-item>
              <text:list-item>
                <text:p>Add descriptive <text:span text:style-name="T16">labels</text:span> to your variables</text:p>
              </text:list-item>
              <text:list-item>
                <text:p>Code <text:span text:style-name="T16">missing data</text:span> using values like '<text:span text:style-name="T16">999</text:span>'</text:p>
                <text:list>
                  <text:list-item>
                    <text:p>Then tell SPSS about it in Variable View</text:p>
                  </text:list-item>
                </text:list>
              </text:list-item>
              <text:list-item>
                <text:p>Clean up your <text:span text:style-name="T16">output</text:span> file (*.spv) before turn-in</text:p>
                <text:list>
                  <text:list-item>
                    <text:p><text:span text:style-name="T16">Add</text:span> text boxes / headers; <text:span text:style-name="T16">delete</text:span> junk</text:p>
                  </text:list-item>
                </text:list>
              </text:list-item>
            </text:list>
          </draw:text-box>
        </draw:frame>
        <presentation:notes draw:style-name="dp2" presentation:use-footer-name="ftr1" presentation:use-date-time-name="dtd1">
          <office:forms form:automatic-focus="false" form:apply-design-mode="false"/>
          <draw:page-thumbnail draw:style-name="gr2" draw:layer="layout" svg:width="13.968cm" svg:height="10.476cm" svg:x="3.81cm" svg:y="2.123cm" draw:page-number="23" presentation:class="page"/>
          <draw:frame presentation:style-name="pr6" draw:text-style-name="P6" draw:layer="layout" svg:width="17.271cm" svg:height="12.572cm" svg:x="2.159cm" svg:y="13.271cm" presentation:class="notes">
            <draw:text-box>
              <text:p text:style-name="P6">Did you know you can edit the SPSS output? <text:s/>Not to fudge the numbers, of course! <text:s/>But you can delete unnecessary output boxes and add text headers, to clean it up so that the TA or instructors can navigate it easier. <text:s/>Also, pay attention to the outline structure in the pane on the left-hand side of the output window; it's a handy way to navigate the output.</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01E8886B.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marker draw:name="Double_20_Arrow" draw:display-name="Double Arrow" svg:viewBox="0 0 1131 1918" svg:d="m737 1131h394l-564-1131-567 1131h398l-398 787h1131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bitmap" draw:fill-gradient-name="Dark_20_SteelBlue_2f_Grey" draw:fill-image-name="TWU_20_Swoosh" draw:fill-image-width="28cm" draw:fill-image-height="21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draw:fill-image-width="28cm" draw:fill-image-height="21cm"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28cm" draw:fill-image-height="21cm" style:repeat="stretch"/>
    </style:style>
    <style:style style:name="Mdp2" style:family="drawing-page">
      <style:drawing-page-properties draw:background-size="border" draw:fill="bitmap" draw:fill-image-name="TWU_20_Swoosh" draw:fill-image-width="28cm" draw:fill-image-height="21cm"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presentation:use-footer-name="ftr1" presentation:use-date-time-name="dtd1">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Default" style:page-layout-name="PM1" draw:style-name="Mdp1">
      <office:forms form:automatic-focus="false" form:apply-design-mode="false"/>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5"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6" draw:layer="backgroundobjects" svg:width="14.01cm" svg:height="0.837cm" svg:x="5.04cm" svg:y="20.009cm" presentation:class="footer">
        <draw:text-box>
          <text:p text:style-name="MP6"><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7" draw:layer="backgroundobjects" svg:width="13.477cm" svg:height="0.552cm" svg:x="0cm" svg:y="3.993cm">
        <text:p/>
      </draw:rect>
      <draw:rect draw:style-name="Mgr3" draw:text-style-name="MP7" draw:layer="backgroundobjects" svg:width="9.922cm" svg:height="0.414cm" svg:x="0cm" svg:y="3.621cm">
        <text:p/>
      </draw:rect>
      <draw:g>
        <draw:path draw:style-name="Mgr4" draw:text-style-name="MP7"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7"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7"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7"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7"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7"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7"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7"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7"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7"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7"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7"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7"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7"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7"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7"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7"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7"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7"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7"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7"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7"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7"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7"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7"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7"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7"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7"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7"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7"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7"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7"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7"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7"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7"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7"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7"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7"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7"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7"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7"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7"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7"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7"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7"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7"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7"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7"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7"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7"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7"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7"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7"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7"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7"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7"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7"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7"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7"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7"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office:forms form:automatic-focus="false" form:apply-design-mode="false"/>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5"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6" draw:layer="backgroundobjects" svg:width="13.758cm" svg:height="1.448cm" svg:x="4.657cm" svg:y="19.131cm" presentation:class="footer">
        <draw:text-box>
          <text:p text:style-name="MP6"><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3" draw:text-style-name="MP7" draw:layer="backgroundobjects" svg:width="14.8cm" svg:height="0.745cm" svg:x="0cm" svg:y="7.217cm">
        <text:p/>
      </draw:rect>
      <draw:g>
        <draw:path draw:style-name="Mgr4" draw:text-style-name="MP7"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7"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7"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7"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7"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7"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7"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7"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7"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7"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7"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7"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7"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7"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7"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7"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7"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7"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7"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7"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7"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7"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7"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7"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7"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7"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7"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7"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7"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7"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7"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7"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7"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7"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7"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7"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7"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7"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7"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7"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7"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7"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7"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7"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7"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7"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7"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7"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7"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7"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7"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7"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7"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7"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7"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7"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7"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7"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7"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7"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office:forms form:automatic-focus="false" form:apply-design-mode="false"/>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302</meta:generator>
    <meta:creation-date>2009-09-10T18:36:48</meta:creation-date>
    <dc:language>en-US</dc:language>
    <meta:editing-cycles>52</meta:editing-cycles>
    <meta:editing-duration>P1DT27S</meta:editing-duration>
    <meta:initial-creator>sean ho</meta:initial-creator>
    <dc:date>2011-09-26T13:59:20</dc:date>
    <dc:creator>Sean Ho</dc:creator>
    <meta:document-statistic meta:object-count="285"/>
    <meta:user-defined meta:name="Info 1"/>
    <meta:user-defined meta:name="Info 2"/>
    <meta:user-defined meta:name="Info 3"/>
    <meta:user-defined meta:name="Info 4"/>
    <meta:template xlink:type="simple" xlink:actuate="onRequest" xlink:title="" xlink:href="../.ooo3/user/template/TWU%20Lecture.otp"/>
  </office:meta>
</office:document-meta>
</file>

<file path=Object 1/content.xml><?xml version="1.0" encoding="utf-8"?>
<!DOCTYPE math  PUBLIC '-//OpenOffice.org//DTD Modified W3C MathML 1.01//EN'  'math.dtd'>
<math:math xmlns:math="http://www.w3.org/1998/Math/MathML">
  <math:semantics>
    <math:mstyle math:fontweight="bold">
      <math:mrow>
        <math:mstyle math:color="yellow">
          <math:mrow>
            <math:mrow>
              <math:mi>r</math:mi>
              <math:mo math:stretchy="false">=</math:mo>
              <math:msqrt>
                <math:mfrac>
                  <math:msup>
                    <math:mi>t</math:mi>
                    <math:mn>2</math:mn>
                  </math:msup>
                  <math:mrow>
                    <math:msup>
                      <math:mi>t</math:mi>
                      <math:mn>2</math:mn>
                    </math:msup>
                    <math:mo math:stretchy="false">+</math:mo>
                    <math:mi math:fontstyle="italic">df</math:mi>
                  </math:mrow>
                </math:mfrac>
              </math:msqrt>
            </math:mrow>
          </math:mrow>
        </math:mstyle>
      </math:mrow>
    </math:mstyle>
    <math:annotation math:encoding="StarMath 5.0">bold color yellow {r=sqrt{{t^{2}} over {t^{2}+df} } }</math:annotation>
  </math:semantics>
</math:math>
</file>